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fo:font-weight="bold" style:font-weight-asian="bold" style:font-size-complex="11pt"/>
    </style:style>
    <style:style style:name="P3" style:parent-style-name="NoSpacing" style:family="paragraph">
      <style:text-properties style:font-name="Calibri" fo:font-size="11pt" style:font-size-asian="11pt" style:font-size-complex="11pt"/>
    </style:style>
    <style:style style:name="T4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9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1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1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1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4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1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8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1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4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2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6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2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8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2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3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8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0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4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2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7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2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4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55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6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5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8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1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6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6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6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6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8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6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70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7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7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73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7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7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7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77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78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79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8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8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82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8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8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8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86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8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8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8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9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91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9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9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9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9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9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9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9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9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00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10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0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0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04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0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0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0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0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0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1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11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1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1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1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1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1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1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1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1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2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2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2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2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2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2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2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2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28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2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30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13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3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33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13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3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3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37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38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3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4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4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42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4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4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4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4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4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48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14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5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51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15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5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5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55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5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5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58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5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6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6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62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16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6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6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6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6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6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6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7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7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7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7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7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75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7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7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78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79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18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81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18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83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18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8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18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18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18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189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190" style:parent-style-name="NoSpacing" style:family="paragraph">
      <style:text-properties style:font-name="Calibri" fo:font-size="11pt" style:font-size-asian="11pt" style:font-size-complex="11pt"/>
    </style:style>
    <style:style style:name="P191" style:parent-style-name="NoSpacing" style:family="paragraph">
      <style:text-properties style:font-name="Calibri" fo:font-size="11pt" style:font-size-asian="11pt" style:font-size-complex="11pt"/>
    </style:style>
    <style:style style:name="P192" style:parent-style-name="NoSpacing" style:family="paragraph">
      <style:text-properties style:font-name="Calibri" fo:font-size="11pt" style:font-size-asian="11pt" style:font-size-complex="11pt"/>
    </style:style>
    <style:style style:name="P193" style:parent-style-name="NoSpacing" style:family="paragraph">
      <style:text-properties style:font-name="Calibri" fo:font-weight="bold" style:font-weight-asian="bold" style:font-size-complex="11pt"/>
    </style:style>
    <style:style style:name="P194" style:parent-style-name="NoSpacing" style:family="paragraph">
      <style:text-properties style:font-name="Calibri" fo:font-size="11pt" style:font-size-asian="11pt" style:font-size-complex="11pt"/>
    </style:style>
    <style:style style:name="P195" style:parent-style-name="NoSpacing" style:family="paragraph">
      <style:text-properties style:font-name="Calibri" fo:font-size="11pt" style:font-size-asian="11pt" style:font-size-complex="11pt"/>
    </style:style>
    <style:style style:name="T196" style:parent-style-name="DefaultParagraphFont" style:family="text">
      <style:text-properties style:font-name="Calibri" fo:font-weight="bold" style:font-weight-asian="bold" style:font-size-complex="11pt"/>
    </style:style>
    <style:style style:name="P197" style:parent-style-name="NoSpacing" style:family="paragraph">
      <style:text-properties style:font-name="Calibri" fo:font-size="11pt" style:font-size-asian="11pt" style:font-size-complex="11pt"/>
    </style:style>
    <style:style style:name="P198" style:parent-style-name="NoSpacing" style:family="paragraph">
      <style:text-properties style:font-name="Calibri" fo:font-size="11pt" style:font-size-asian="11pt" style:font-size-complex="11pt"/>
    </style:style>
    <style:style style:name="P199" style:parent-style-name="NoSpacing" style:family="paragraph">
      <style:text-properties style:font-name="Calibri" fo:font-size="11pt" style:font-size-asian="11pt" style:font-size-complex="11pt"/>
    </style:style>
    <style:style style:name="T200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20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0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03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20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05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20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0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0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09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21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1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1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1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1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15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21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17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21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19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22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2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22" style:parent-style-name="DefaultParagraphFont" style:family="text">
      <style:text-properties style:font-name="Calibri" fo:color="#0000FF" fo:font-size="11pt" style:font-size-asian="11pt" style:font-size-complex="11pt" fo:background-color="#F4F4F4"/>
    </style:style>
    <style:style style:name="T22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2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2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2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27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22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2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3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3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3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233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234" style:parent-style-name="NoSpacing" style:family="paragraph">
      <style:text-properties style:font-name="Calibri" fo:font-size="11pt" style:font-size-asian="11pt" style:font-size-complex="11pt"/>
    </style:style>
    <style:style style:name="P235" style:parent-style-name="NoSpacing" style:family="paragraph">
      <style:text-properties style:font-name="Calibri" fo:font-size="11pt" style:font-size-asian="11pt" style:font-size-complex="11pt"/>
    </style:style>
    <style:style style:name="P236" style:parent-style-name="NoSpacing" style:family="paragraph">
      <style:text-properties style:font-name="Calibri" fo:font-size="11pt" style:font-size-asian="11pt" style:font-size-complex="11pt"/>
    </style:style>
    <style:style style:name="T237" style:parent-style-name="DefaultParagraphFont" style:family="text">
      <style:text-properties style:font-name="Calibri" fo:font-weight="bold" style:font-weight-asian="bold" style:font-size-complex="11pt"/>
    </style:style>
    <style:style style:name="T238" style:parent-style-name="DefaultParagraphFont" style:family="text">
      <style:text-properties style:font-name="Calibri" fo:font-size="11pt" style:font-size-asian="11pt" style:font-size-complex="11pt"/>
    </style:style>
    <style:style style:name="T239" style:parent-style-name="DefaultParagraphFont" style:family="text">
      <style:text-properties style:font-name="Calibri" fo:font-size="11pt" style:font-size-asian="11pt" style:font-size-complex="11pt"/>
    </style:style>
    <style:style style:name="T240" style:parent-style-name="DefaultParagraphFont" style:family="text">
      <style:text-properties style:font-name="Calibri" fo:font-size="11pt" style:font-size-asian="11pt" style:font-size-complex="11pt"/>
    </style:style>
    <style:style style:name="T241" style:parent-style-name="DefaultParagraphFont" style:family="text">
      <style:text-properties style:font-name="Calibri" fo:font-size="11pt" style:font-size-asian="11pt" style:font-size-complex="11pt"/>
    </style:style>
    <style:style style:name="T242" style:parent-style-name="DefaultParagraphFont" style:family="text">
      <style:text-properties style:font-name="Calibri" fo:font-size="11pt" style:font-size-asian="11pt" style:font-size-complex="11pt"/>
    </style:style>
    <style:style style:name="T243" style:parent-style-name="DefaultParagraphFont" style:family="text">
      <style:text-properties style:font-name="Calibri" fo:font-size="11pt" style:font-size-asian="11pt" style:font-size-complex="11pt"/>
    </style:style>
    <style:style style:name="T244" style:parent-style-name="DefaultParagraphFont" style:family="text">
      <style:text-properties style:font-name="Calibri" fo:font-size="11pt" style:font-size-asian="11pt" style:font-size-complex="11pt"/>
    </style:style>
    <style:style style:name="T245" style:parent-style-name="DefaultParagraphFont" style:family="text">
      <style:text-properties style:font-name="Calibri" fo:font-size="11pt" style:font-size-asian="11pt" style:font-size-complex="11pt"/>
    </style:style>
    <style:style style:name="T246" style:parent-style-name="DefaultParagraphFont" style:family="text">
      <style:text-properties style:font-name="Calibri" fo:font-size="11pt" style:font-size-asian="11pt" style:font-size-complex="11pt"/>
    </style:style>
    <style:style style:name="T247" style:parent-style-name="DefaultParagraphFont" style:family="text">
      <style:text-properties style:font-name="Calibri" fo:font-size="11pt" style:font-size-asian="11pt" style:font-size-complex="11pt"/>
    </style:style>
    <style:style style:name="T248" style:parent-style-name="DefaultParagraphFont" style:family="text">
      <style:text-properties style:font-name="Calibri" fo:font-size="11pt" style:font-size-asian="11pt" style:font-size-complex="11pt"/>
    </style:style>
    <style:style style:name="T249" style:parent-style-name="DefaultParagraphFont" style:family="text">
      <style:text-properties style:font-name="Calibri" fo:font-size="11pt" style:font-size-asian="11pt" style:font-size-complex="11pt"/>
    </style:style>
    <style:style style:name="T250" style:parent-style-name="DefaultParagraphFont" style:family="text">
      <style:text-properties style:font-name="Calibri" fo:font-size="11pt" style:font-size-asian="11pt" style:font-size-complex="11pt"/>
    </style:style>
    <style:style style:name="T251" style:parent-style-name="DefaultParagraphFont" style:family="text">
      <style:text-properties style:font-name="Calibri" fo:font-size="11pt" style:font-size-asian="11pt" style:font-size-complex="11pt"/>
    </style:style>
    <style:style style:name="T252" style:parent-style-name="DefaultParagraphFont" style:family="text">
      <style:text-properties style:font-name="Calibri" fo:font-size="11pt" style:font-size-asian="11pt" style:font-size-complex="11pt"/>
    </style:style>
    <style:style style:name="P253" style:parent-style-name="NoSpacing" style:family="paragraph">
      <style:text-properties style:font-name="Calibri" fo:font-weight="bold" style:font-weight-asian="bold" style:font-size-complex="11pt"/>
    </style:style>
    <style:style style:name="P254" style:parent-style-name="NoSpacing" style:family="paragraph">
      <style:text-properties style:font-name="Calibri" fo:font-weight="bold" style:font-weight-asian="bold" style:font-size-complex="11pt"/>
    </style:style>
    <style:style style:name="T25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25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5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58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25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60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26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62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26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6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65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26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6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6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269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27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7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7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73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27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75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27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7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7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79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28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81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28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8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8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8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8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8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8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8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9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9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9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9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9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9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296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29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298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29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00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30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0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0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0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05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306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307" style:parent-style-name="NoSpacing" style:family="paragraph">
      <style:text-properties style:font-name="Calibri" fo:font-size="11pt" style:font-size-asian="11pt" style:font-size-complex="11pt"/>
    </style:style>
    <style:style style:name="P308" style:parent-style-name="NoSpacing" style:family="paragraph">
      <style:text-properties style:font-name="Calibri" fo:font-size="11pt" style:font-size-asian="11pt" style:font-size-complex="11pt" fo:background-color="#F4F4F4"/>
    </style:style>
    <style:style style:name="P309" style:parent-style-name="NoSpacing" style:family="paragraph">
      <style:text-properties style:font-name="Calibri" fo:font-size="11pt" style:font-size-asian="11pt" style:font-size-complex="11pt" fo:background-color="#F4F4F4"/>
    </style:style>
    <style:style style:name="T310" style:parent-style-name="DefaultParagraphFont" style:family="text">
      <style:text-properties style:font-name="Calibri" fo:font-weight="bold" style:font-weight-asian="bold" style:font-size-complex="11pt" fo:background-color="#F4F4F4"/>
    </style:style>
    <style:style style:name="T311" style:parent-style-name="DefaultParagraphFont" style:family="text">
      <style:text-properties style:font-name="Calibri" fo:font-weight="bold" style:font-weight-asian="bold" style:font-size-complex="11pt"/>
    </style:style>
    <style:style style:name="T312" style:parent-style-name="DefaultParagraphFont" style:family="text">
      <style:text-properties style:font-name="Calibri" fo:font-weight="bold" style:font-weight-asian="bold" style:font-size-complex="11pt"/>
    </style:style>
    <style:style style:name="P313" style:parent-style-name="NoSpacing" style:family="paragraph">
      <style:text-properties style:font-name="Calibri" fo:font-size="11pt" style:font-size-asian="11pt" style:font-size-complex="11pt"/>
    </style:style>
    <style:style style:name="P314" style:parent-style-name="NoSpacing" style:family="paragraph">
      <style:text-properties style:font-name="Calibri" fo:font-size="11pt" style:font-size-asian="11pt" style:font-size-complex="11pt"/>
    </style:style>
    <style:style style:name="P315" style:parent-style-name="NoSpacing" style:family="paragraph">
      <style:text-properties style:font-name="Calibri" fo:font-weight="bold" style:font-weight-asian="bold" style:font-size-complex="11pt"/>
    </style:style>
    <style:style style:name="P316" style:parent-style-name="NoSpacing" style:family="paragraph">
      <style:text-properties style:font-name="Calibri" fo:font-weight="bold" style:font-weight-asian="bold" fo:font-size="11pt" style:font-size-asian="11pt" style:font-size-complex="11pt"/>
    </style:style>
    <style:style style:name="T31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1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1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20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2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22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2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24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32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2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27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32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2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3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31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33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3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3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35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3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3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3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3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40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34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4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4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44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4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4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4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48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4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5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5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5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53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5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5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5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5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5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59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6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6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6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6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6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6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6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6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68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36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7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7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7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7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74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37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76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37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78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37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8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8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8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38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384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385" style:parent-style-name="NoSpacing" style:family="paragraph">
      <style:text-properties style:font-name="Calibri" fo:font-size="11pt" style:font-size-asian="11pt" style:font-size-complex="11pt"/>
    </style:style>
    <style:style style:name="P386" style:parent-style-name="NoSpacing" style:family="paragraph">
      <style:text-properties style:font-name="Calibri" fo:font-size="11pt" style:font-size-asian="11pt" style:font-size-complex="11pt"/>
    </style:style>
    <style:style style:name="P387" style:parent-style-name="NoSpacing" style:family="paragraph">
      <style:text-properties style:font-name="Calibri" fo:font-size="11pt" style:font-size-asian="11pt" style:font-size-complex="11pt"/>
    </style:style>
    <style:style style:name="P388" style:parent-style-name="NoSpacing" style:family="paragraph">
      <style:text-properties style:font-name="Calibri" fo:font-weight="bold" style:font-weight-asian="bold" style:font-size-complex="11pt"/>
    </style:style>
    <style:style style:name="P389" style:parent-style-name="NoSpacing" style:family="paragraph">
      <style:text-properties style:font-name="Calibri" fo:font-weight="bold" style:font-weight-asian="bold" style:font-size-complex="11pt"/>
    </style:style>
    <style:style style:name="T390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9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9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393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9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9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39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97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39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39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00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40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0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0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0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05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40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0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0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09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1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11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41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1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1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15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1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1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1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1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2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2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2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2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2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25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2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27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28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2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3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3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3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33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3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35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3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3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3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3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4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41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4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43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4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4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4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4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4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4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5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5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5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53" style:parent-style-name="DefaultParagraphFont" style:family="text">
      <style:text-properties style:font-name="Calibri" fo:color="#CC66CC" fo:font-size="11pt" style:font-size-asian="11pt" style:font-size-complex="11pt" fo:background-color="#F4F4F4"/>
    </style:style>
    <style:style style:name="T45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5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56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5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58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45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60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46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62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46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6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65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6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67" style:parent-style-name="DefaultParagraphFont" style:family="text">
      <style:text-properties style:font-name="Calibri" fo:color="#0000FF" fo:font-size="11pt" style:font-size-asian="11pt" style:font-size-complex="11pt" fo:background-color="#F4F4F4"/>
    </style:style>
    <style:style style:name="T46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69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7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7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472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473" style:parent-style-name="NoSpacing" style:family="paragraph">
      <style:text-properties style:font-name="Calibri" fo:font-size="11pt" style:font-size-asian="11pt" style:font-size-complex="11pt"/>
    </style:style>
    <style:style style:name="P474" style:parent-style-name="NoSpacing" style:family="paragraph">
      <style:text-properties style:font-name="Calibri" fo:font-size="11pt" style:font-size-asian="11pt" style:font-size-complex="11pt"/>
    </style:style>
    <style:style style:name="P475" style:parent-style-name="NoSpacing" style:family="paragraph">
      <style:text-properties style:font-name="Calibri" fo:font-size="11pt" style:font-size-asian="11pt" style:font-size-complex="11pt"/>
    </style:style>
    <style:style style:name="P476" style:parent-style-name="NoSpacing" style:family="paragraph">
      <style:text-properties style:font-name="Calibri" fo:font-weight="bold" style:font-weight-asian="bold" style:font-size-complex="11pt"/>
    </style:style>
    <style:style style:name="P477" style:parent-style-name="NoSpacing" style:family="paragraph">
      <style:text-properties style:font-name="Calibri" fo:font-weight="bold" style:font-weight-asian="bold" style:font-size-complex="11pt"/>
    </style:style>
    <style:style style:name="T478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7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8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81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482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8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8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85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48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8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88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48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9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49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92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9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9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49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9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9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49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499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50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0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02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50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0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05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0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07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0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09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1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1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12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13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514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15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51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17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518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19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2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21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2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523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524" style:parent-style-name="NoSpacing" style:family="paragraph">
      <style:text-properties style:font-name="Calibri" fo:font-size="11pt" style:font-size-asian="11pt" style:font-size-complex="11pt"/>
    </style:style>
    <style:style style:name="P525" style:parent-style-name="NoSpacing" style:family="paragraph">
      <style:text-properties style:font-name="Calibri" fo:font-size="11pt" style:font-size-asian="11pt" style:font-size-complex="11pt"/>
    </style:style>
    <style:style style:name="P526" style:parent-style-name="NoSpacing" style:family="paragraph">
      <style:text-properties style:font-name="Calibri" fo:font-size="11pt" style:font-size-asian="11pt" style:font-size-complex="11pt"/>
    </style:style>
    <style:style style:name="P527" style:parent-style-name="NoSpacing" style:family="paragraph">
      <style:text-properties style:font-name="Calibri" fo:font-size="11pt" style:font-size-asian="11pt" style:font-size-complex="11pt"/>
    </style:style>
    <style:style style:name="P528" style:parent-style-name="NoSpacing" style:family="paragraph">
      <style:text-properties style:font-name="Calibri" fo:font-weight="bold" style:font-weight-asian="bold" style:font-size-complex="11pt"/>
    </style:style>
    <style:style style:name="P529" style:parent-style-name="NoSpacing" style:family="paragraph">
      <style:text-properties style:font-name="Calibri" fo:font-size="11pt" style:font-size-asian="11pt" style:font-size-complex="11pt"/>
    </style:style>
    <style:style style:name="P530" style:parent-style-name="NoSpacing" style:family="paragraph">
      <style:text-properties style:font-name="Calibri" fo:font-size="11pt" style:font-size-asian="11pt" style:font-size-complex="11pt"/>
    </style:style>
    <style:style style:name="T531" style:parent-style-name="DefaultParagraphFont" style:family="text">
      <style:text-properties style:font-name="Calibri" fo:font-weight="bold" style:font-weight-asian="bold" style:font-size-complex="11pt"/>
    </style:style>
    <style:style style:name="P532" style:parent-style-name="NoSpacing" style:family="paragraph">
      <style:text-properties style:font-name="Calibri" fo:font-size="11pt" style:font-size-asian="11pt" style:font-size-complex="11pt"/>
    </style:style>
    <style:style style:name="P533" style:parent-style-name="NoSpacing" style:family="paragraph">
      <style:text-properties style:font-name="Calibri" fo:font-size="11pt" style:font-size-asian="11pt" style:font-size-complex="11pt"/>
    </style:style>
    <style:style style:name="P534" style:parent-style-name="NoSpacing" style:family="paragraph">
      <style:text-properties style:font-name="Calibri" fo:font-weight="bold" style:font-weight-asian="bold" style:font-size-complex="11pt"/>
    </style:style>
    <style:style style:name="P535" style:parent-style-name="NoSpacing" style:family="paragraph">
      <style:text-properties style:font-name="Calibri" fo:font-size="11pt" style:font-size-asian="11pt" style:font-size-complex="11pt"/>
    </style:style>
    <style:style style:name="P536" style:parent-style-name="NoSpacing" style:family="paragraph">
      <style:text-properties style:font-name="Calibri" fo:font-size="11pt" style:font-size-asian="11pt" style:font-size-complex="11pt"/>
    </style:style>
    <style:style style:name="T537" style:parent-style-name="DefaultParagraphFont" style:family="text">
      <style:text-properties style:font-name="Calibri" fo:font-weight="bold" style:font-weight-asian="bold" style:font-size-complex="11pt"/>
    </style:style>
    <style:style style:name="P538" style:parent-style-name="NoSpacing" style:family="paragraph">
      <style:text-properties style:font-name="Calibri" fo:font-size="11pt" style:font-size-asian="11pt" style:font-size-complex="11pt"/>
    </style:style>
    <style:style style:name="P539" style:parent-style-name="NoSpacing" style:family="paragraph">
      <style:text-properties style:font-name="Calibri" fo:font-size="11pt" style:font-size-asian="11pt" style:font-size-complex="11pt"/>
    </style:style>
    <style:style style:name="T540" style:parent-style-name="DefaultParagraphFont" style:family="text">
      <style:text-properties style:font-name="Calibri" fo:font-weight="bold" style:font-weight-asian="bold" style:font-size-complex="11pt"/>
    </style:style>
    <style:style style:name="P541" style:parent-style-name="NoSpacing" style:family="paragraph">
      <style:text-properties style:font-name="Calibri" fo:font-size="11pt" style:font-size-asian="11pt" style:font-size-complex="11pt"/>
    </style:style>
    <style:style style:name="P542" style:parent-style-name="NoSpacing" style:family="paragraph">
      <style:text-properties style:font-name="Calibri" fo:font-size="11pt" style:font-size-asian="11pt" style:font-size-complex="11pt"/>
    </style:style>
    <style:style style:name="T543" style:parent-style-name="DefaultParagraphFont" style:family="text">
      <style:text-properties style:font-name="Calibri" fo:font-weight="bold" style:font-weight-asian="bold" style:font-size-complex="11pt"/>
    </style:style>
    <style:style style:name="P544" style:parent-style-name="NoSpacing" style:family="paragraph">
      <style:text-properties style:font-name="Calibri" fo:font-size="11pt" style:font-size-asian="11pt" style:font-size-complex="11pt"/>
    </style:style>
    <style:style style:name="P545" style:parent-style-name="NoSpacing" style:family="paragraph">
      <style:text-properties style:font-name="Calibri" fo:font-size="11pt" style:font-size-asian="11pt" style:font-size-complex="11pt"/>
    </style:style>
    <style:style style:name="T546" style:parent-style-name="DefaultParagraphFont" style:family="text">
      <style:text-properties style:font-name="Calibri" fo:font-weight="bold" style:font-weight-asian="bold" style:font-size-complex="11pt"/>
    </style:style>
    <style:style style:name="T547" style:parent-style-name="DefaultParagraphFont" style:family="text">
      <style:text-properties style:font-name="Calibri" fo:font-weight="bold" style:font-weight-asian="bold" style:font-size-complex="11pt"/>
    </style:style>
    <style:style style:name="P548" style:parent-style-name="NoSpacing" style:family="paragraph">
      <style:text-properties style:font-name="Calibri" fo:font-size="11pt" style:font-size-asian="11pt" style:font-size-complex="11pt"/>
    </style:style>
    <style:style style:name="P549" style:parent-style-name="NoSpacing" style:family="paragraph">
      <style:text-properties style:font-name="Calibri" fo:font-size="11pt" style:font-size-asian="11pt" style:font-size-complex="11pt"/>
    </style:style>
    <style:style style:name="P550" style:parent-style-name="NoSpacing" style:family="paragraph">
      <style:text-properties style:font-name="Calibri" fo:font-size="11pt" style:font-size-asian="11pt" style:font-size-complex="11pt"/>
    </style:style>
    <style:style style:name="P551" style:parent-style-name="NoSpacing" style:family="paragraph">
      <style:text-properties style:font-name="Calibri" fo:font-size="11pt" style:font-size-asian="11pt" style:font-size-complex="11pt"/>
    </style:style>
    <style:style style:name="T552" style:parent-style-name="DefaultParagraphFont" style:family="text">
      <style:text-properties style:font-name="Calibri" fo:font-weight="bold" style:font-weight-asian="bold" style:font-size-complex="11pt"/>
    </style:style>
    <style:style style:name="P553" style:parent-style-name="NoSpacing" style:family="paragraph">
      <style:text-properties style:font-name="Calibri" fo:font-size="11pt" style:font-size-asian="11pt" style:font-size-complex="11pt"/>
    </style:style>
    <style:style style:name="P554" style:parent-style-name="NoSpacing" style:family="paragraph">
      <style:text-properties style:font-name="Calibri" fo:font-size="11pt" style:font-size-asian="11pt" style:font-size-complex="11pt"/>
    </style:style>
    <style:style style:name="P555" style:parent-style-name="NoSpacing" style:family="paragraph">
      <style:text-properties style:font-name="Calibri" fo:font-weight="bold" style:font-weight-asian="bold" style:font-size-complex="11pt"/>
    </style:style>
    <style:style style:name="P556" style:parent-style-name="NoSpacing" style:family="paragraph">
      <style:text-properties style:font-name="Calibri" fo:font-weight="bold" style:font-weight-asian="bold" style:font-size-complex="11pt"/>
    </style:style>
    <style:style style:name="T55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5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5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60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61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62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6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64" style:parent-style-name="DefaultParagraphFont" style:family="text">
      <style:text-properties style:font-name="Calibri" fo:font-weight="bold" style:font-weight-asian="bold" fo:color="#000066" fo:font-size="11pt" style:font-size-asian="11pt" style:font-size-complex="11pt" fo:background-color="#F4F4F4"/>
    </style:style>
    <style:style style:name="T56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6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67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56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6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7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7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72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7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7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7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7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77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7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79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58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8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82" style:parent-style-name="DefaultParagraphFont" style:family="text">
      <style:text-properties style:font-name="Calibri" fo:color="#0000FF" fo:font-size="11pt" style:font-size-asian="11pt" style:font-size-complex="11pt" fo:background-color="#F4F4F4"/>
    </style:style>
    <style:style style:name="T583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84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85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586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87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58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89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590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91" style:parent-style-name="DefaultParagraphFont" style:family="text">
      <style:text-properties style:font-name="Calibri" fo:color="#0000FF" fo:font-size="11pt" style:font-size-asian="11pt" style:font-size-complex="11pt" fo:background-color="#F4F4F4"/>
    </style:style>
    <style:style style:name="T59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93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594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95" style:parent-style-name="DefaultParagraphFont" style:family="text">
      <style:text-properties style:font-name="Calibri" fo:font-weight="bold" style:font-weight-asian="bold" fo:color="#000000" fo:font-size="11pt" style:font-size-asian="11pt" style:font-size-complex="11pt" fo:background-color="#F4F4F4"/>
    </style:style>
    <style:style style:name="T596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597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598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59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00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0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02" style:parent-style-name="DefaultParagraphFont" style:family="text">
      <style:text-properties style:font-name="Calibri" fo:color="#003399" fo:font-size="11pt" style:font-size-asian="11pt" style:font-size-complex="11pt" fo:background-color="#F4F4F4"/>
    </style:style>
    <style:style style:name="T603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04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605" style:parent-style-name="DefaultParagraphFont" style:family="text">
      <style:text-properties style:font-name="Calibri" fo:color="#333333" fo:font-size="11pt" style:font-size-asian="11pt" style:font-size-complex="11pt" fo:background-color="#F4F4F4"/>
    </style:style>
    <style:style style:name="T606" style:parent-style-name="DefaultParagraphFont" style:family="text">
      <style:text-properties style:font-name="Calibri" fo:color="#006633" fo:font-size="11pt" style:font-size-asian="11pt" style:font-size-complex="11pt" fo:background-color="#F4F4F4"/>
    </style:style>
    <style:style style:name="T607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08" style:parent-style-name="DefaultParagraphFont" style:family="text">
      <style:text-properties style:font-name="Calibri" fo:color="#0000FF" fo:font-size="11pt" style:font-size-asian="11pt" style:font-size-complex="11pt" fo:background-color="#F4F4F4"/>
    </style:style>
    <style:style style:name="T609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10" style:parent-style-name="DefaultParagraphFont" style:family="text">
      <style:text-properties style:font-name="Calibri" fo:color="#339933" fo:font-size="11pt" style:font-size-asian="11pt" style:font-size-complex="11pt" fo:background-color="#F4F4F4"/>
    </style:style>
    <style:style style:name="T611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T612" style:parent-style-name="DefaultParagraphFont" style:family="text">
      <style:text-properties style:font-name="Calibri" fo:color="#009900" fo:font-size="11pt" style:font-size-asian="11pt" style:font-size-complex="11pt" fo:background-color="#F4F4F4"/>
    </style:style>
    <style:style style:name="P613" style:parent-style-name="NoSpacing" style:family="paragraph">
      <style:text-properties style:font-name="Calibri" fo:color="#009900" fo:font-size="11pt" style:font-size-asian="11pt" style:font-size-complex="11pt" fo:background-color="#F4F4F4"/>
    </style:style>
    <style:style style:name="P614" style:parent-style-name="NoSpacing" style:family="paragraph">
      <style:text-properties style:font-name="Calibri" fo:font-size="11pt" style:font-size-asian="11pt" style:font-size-complex="11pt"/>
    </style:style>
    <style:style style:name="P615" style:parent-style-name="NoSpacing" style:family="paragraph">
      <style:text-properties style:font-name="Calibri" fo:font-size="11pt" style:font-size-asian="11pt" style:font-size-complex="11pt"/>
    </style:style>
    <style:style style:name="P616" style:parent-style-name="NoSpacing" style:family="paragraph">
      <style:text-properties style:font-name="Calibri" fo:font-size="11pt" style:font-size-asian="11pt" style:font-size-complex="11pt"/>
    </style:style>
    <style:style style:name="T617" style:parent-style-name="DefaultParagraphFont" style:family="text">
      <style:text-properties style:font-name="Calibri" fo:font-weight="bold" style:font-weight-asian="bold" style:font-size-complex="11pt"/>
    </style:style>
    <style:style style:name="P618" style:parent-style-name="NoSpacing" style:family="paragraph">
      <style:text-properties style:font-name="Calibri" fo:font-size="11pt" style:font-size-asian="11pt" style:font-size-complex="11pt"/>
    </style:style>
    <style:style style:name="P619" style:parent-style-name="NoSpacing" style:family="paragraph">
      <style:text-properties style:font-name="Calibri" fo:font-size="11pt" style:font-size-asian="11pt" style:font-size-complex="11pt"/>
    </style:style>
    <style:style style:name="P620" style:parent-style-name="NoSpacing" style:family="paragraph">
      <style:text-properties style:font-name="Calibri" fo:font-size="11pt" style:font-size-asian="11pt" style:font-size-complex="11pt"/>
    </style:style>
    <style:style style:name="P621" style:parent-style-name="NoSpacing" style:family="paragraph">
      <style:text-properties style:font-name="Calibri" fo:font-size="11pt" style:font-size-asian="11pt" style:font-size-complex="11pt"/>
    </style:style>
    <style:style style:name="T622" style:parent-style-name="DefaultParagraphFont" style:family="text">
      <style:text-properties style:font-name="Calibri" fo:font-weight="bold" style:font-weight-asian="bold" style:font-size-complex="11pt"/>
    </style:style>
    <style:style style:name="T623" style:parent-style-name="DefaultParagraphFont" style:family="text">
      <style:text-properties style:font-name="Calibri" style:font-size-complex="11pt"/>
    </style:style>
    <style:style style:name="T624" style:parent-style-name="DefaultParagraphFont" style:family="text">
      <style:text-properties style:font-name="Calibri" fo:font-size="11pt" style:font-size-asian="11pt" style:font-size-complex="11pt"/>
    </style:style>
    <style:style style:name="T625" style:parent-style-name="DefaultParagraphFont" style:family="text">
      <style:text-properties style:font-name="Calibri" fo:font-size="11pt" style:font-size-asian="11pt" style:font-size-complex="11pt"/>
    </style:style>
    <style:style style:name="T626" style:parent-style-name="DefaultParagraphFont" style:family="text">
      <style:text-properties style:font-name="Calibri" fo:font-size="11pt" style:font-size-asian="11pt" style:font-size-complex="11pt"/>
    </style:style>
    <style:style style:name="T627" style:parent-style-name="DefaultParagraphFont" style:family="text">
      <style:text-properties style:font-name="Calibri" fo:font-size="11pt" style:font-size-asian="11pt" style:font-size-complex="11pt"/>
    </style:style>
    <style:style style:name="T628" style:parent-style-name="DefaultParagraphFont" style:family="text">
      <style:text-properties style:font-name="Calibri" fo:font-size="11pt" style:font-size-asian="11pt" style:font-size-complex="11pt"/>
    </style:style>
    <style:style style:name="T629" style:parent-style-name="DefaultParagraphFont" style:family="text">
      <style:text-properties style:font-name="Calibri" fo:font-size="11pt" style:font-size-asian="11pt" style:font-size-complex="11pt"/>
    </style:style>
    <style:style style:name="T630" style:parent-style-name="DefaultParagraphFont" style:family="text">
      <style:text-properties style:font-name="Calibri" fo:font-size="11pt" style:font-size-asian="11pt" style:font-size-complex="11pt"/>
    </style:style>
    <style:style style:name="T631" style:parent-style-name="DefaultParagraphFont" style:family="text">
      <style:text-properties style:font-name="Calibri" fo:font-size="11pt" style:font-size-asian="11pt" style:font-size-complex="11pt"/>
    </style:style>
    <style:style style:name="T632" style:parent-style-name="DefaultParagraphFont" style:family="text">
      <style:text-properties style:font-name="Calibri" fo:font-size="11pt" style:font-size-asian="11pt" style:font-size-complex="11pt"/>
    </style:style>
    <style:style style:name="T633" style:parent-style-name="DefaultParagraphFont" style:family="text">
      <style:text-properties style:font-name="Calibri" fo:font-size="11pt" style:font-size-asian="11pt" style:font-size-complex="11pt"/>
    </style:style>
    <style:style style:name="P634" style:parent-style-name="NoSpacing" style:family="paragraph">
      <style:text-properties style:font-name="Calibri" fo:font-size="11pt" style:font-size-asian="11pt" style:font-size-complex="11pt"/>
    </style:style>
    <style:style style:name="P635" style:parent-style-name="NoSpacing" style:family="paragraph">
      <style:text-properties style:font-name="Calibri" fo:font-size="11pt" style:font-size-asian="11pt" style:font-size-complex="11pt"/>
    </style:style>
    <style:style style:name="P636" style:parent-style-name="NoSpacing" style:family="paragraph">
      <style:text-properties style:font-name="Calibri" fo:font-weight="bold" style:font-weight-asian="bold" style:font-size-complex="11pt"/>
    </style:style>
    <style:style style:name="P637" style:parent-style-name="NoSpacing" style:family="paragraph">
      <style:text-properties style:font-name="Calibri" fo:font-weight="bold" style:font-weight-asian="bold" style:font-size-complex="11pt"/>
    </style:style>
    <style:style style:name="P638" style:parent-style-name="NoSpacing" style:family="paragraph">
      <style:text-properties style:font-name="Calibri" fo:font-size="11pt" style:font-size-asian="11pt" style:font-size-complex="11pt"/>
    </style:style>
    <style:style style:name="P639" style:parent-style-name="NoSpacing" style:family="paragraph">
      <style:text-properties style:font-name="Calibri" fo:font-size="11pt" style:font-size-asian="11pt" style:font-size-complex="11pt"/>
    </style:style>
    <style:style style:name="P640" style:parent-style-name="NoSpacing" style:family="paragraph">
      <style:text-properties style:font-name="Calibri" fo:font-size="11pt" style:font-size-asian="11pt" style:font-size-complex="11pt"/>
    </style:style>
    <style:style style:name="P641" style:parent-style-name="NoSpacing" style:family="paragraph">
      <style:text-properties style:font-name="Calibri" fo:font-size="11pt" style:font-size-asian="11pt" style:font-size-complex="11pt"/>
    </style:style>
    <style:style style:name="P642" style:parent-style-name="NoSpacing" style:family="paragraph">
      <style:text-properties style:font-name="Calibri" fo:font-size="11pt" style:font-size-asian="11pt" style:font-size-complex="11pt"/>
    </style:style>
    <style:style style:name="P643" style:parent-style-name="NoSpacing" style:family="paragraph">
      <style:text-properties style:font-name="Calibri" fo:font-size="11pt" style:font-size-asian="11pt" style:font-size-complex="11pt"/>
    </style:style>
    <style:style style:name="P644" style:parent-style-name="NoSpacing" style:family="paragraph">
      <style:text-properties style:font-name="Calibri" fo:font-size="11pt" style:font-size-asian="11pt" style:font-size-complex="11pt"/>
    </style:style>
    <style:style style:name="T645" style:parent-style-name="DefaultParagraphFont" style:family="text">
      <style:text-properties style:font-name="Calibri" fo:font-weight="bold" style:font-weight-asian="bold" style:font-size-complex="11pt"/>
    </style:style>
    <style:style style:name="T646" style:parent-style-name="DefaultParagraphFont" style:family="text">
      <style:text-properties style:font-name="Calibri" fo:font-size="11pt" style:font-size-asian="11pt" style:font-size-complex="11pt"/>
    </style:style>
    <style:style style:name="T647" style:parent-style-name="DefaultParagraphFont" style:family="text">
      <style:text-properties style:font-name="Calibri" fo:font-size="11pt" style:font-size-asian="11pt" style:font-size-complex="11pt"/>
    </style:style>
    <style:style style:name="T648" style:parent-style-name="DefaultParagraphFont" style:family="text">
      <style:text-properties style:font-name="Calibri" fo:font-size="11pt" style:font-size-asian="11pt" style:font-size-complex="11pt"/>
    </style:style>
    <style:style style:name="T649" style:parent-style-name="DefaultParagraphFont" style:family="text">
      <style:text-properties style:font-name="Calibri" fo:font-size="11pt" style:font-size-asian="11pt" style:font-size-complex="11pt"/>
    </style:style>
    <style:style style:name="T650" style:parent-style-name="DefaultParagraphFont" style:family="text">
      <style:text-properties style:font-name="Calibri" fo:font-size="11pt" style:font-size-asian="11pt" style:font-size-complex="11pt"/>
    </style:style>
    <style:style style:name="T651" style:parent-style-name="DefaultParagraphFont" style:family="text">
      <style:text-properties style:font-name="Calibri" fo:font-size="11pt" style:font-size-asian="11pt" style:font-size-complex="11pt"/>
    </style:style>
    <style:style style:name="T652" style:parent-style-name="DefaultParagraphFont" style:family="text">
      <style:text-properties style:font-name="Calibri" fo:font-size="11pt" style:font-size-asian="11pt" style:font-size-complex="11pt"/>
    </style:style>
    <style:style style:name="T653" style:parent-style-name="DefaultParagraphFont" style:family="text">
      <style:text-properties style:font-name="Calibri" fo:font-size="11pt" style:font-size-asian="11pt" style:font-size-complex="11pt"/>
    </style:style>
    <style:style style:name="T654" style:parent-style-name="DefaultParagraphFont" style:family="text">
      <style:text-properties style:font-name="Calibri" fo:font-size="11pt" style:font-size-asian="11pt" style:font-size-complex="11pt"/>
    </style:style>
    <style:style style:name="P655" style:parent-style-name="NoSpacing" style:family="paragraph">
      <style:text-properties style:font-name="Calibri" fo:font-size="11pt" style:font-size-asian="11pt" style:font-size-complex="11pt"/>
    </style:style>
    <style:style style:name="T656" style:parent-style-name="DefaultParagraphFont" style:family="text">
      <style:text-properties style:font-name="Calibri" fo:font-weight="bold" style:font-weight-asian="bold" style:font-size-complex="11pt"/>
    </style:style>
    <style:style style:name="T657" style:parent-style-name="DefaultParagraphFont" style:family="text">
      <style:text-properties style:font-name="Calibri" fo:font-weight="bold" style:font-weight-asian="bold" style:font-size-complex="11pt"/>
    </style:style>
    <style:style style:name="T658" style:parent-style-name="DefaultParagraphFont" style:family="text">
      <style:text-properties style:font-name="Calibri" fo:font-size="11pt" style:font-size-asian="11pt" style:font-size-complex="11pt"/>
    </style:style>
    <style:style style:name="T659" style:parent-style-name="DefaultParagraphFont" style:family="text">
      <style:text-properties style:font-name="Calibri" fo:font-size="11pt" style:font-size-asian="11pt" style:font-size-complex="11pt"/>
    </style:style>
    <style:style style:name="T660" style:parent-style-name="DefaultParagraphFont" style:family="text">
      <style:text-properties style:font-name="Calibri" fo:font-size="11pt" style:font-size-asian="11pt" style:font-size-complex="11pt"/>
    </style:style>
    <style:style style:name="T661" style:parent-style-name="DefaultParagraphFont" style:family="text">
      <style:text-properties style:font-name="Calibri" fo:font-size="11pt" style:font-size-asian="11pt" style:font-size-complex="11pt"/>
    </style:style>
    <style:style style:name="T662" style:parent-style-name="DefaultParagraphFont" style:family="text">
      <style:text-properties style:font-name="Calibri" fo:font-size="11pt" style:font-size-asian="11pt" style:font-size-complex="11pt"/>
    </style:style>
    <style:style style:name="T663" style:parent-style-name="DefaultParagraphFont" style:family="text">
      <style:text-properties style:font-name="Calibri" fo:font-size="11pt" style:font-size-asian="11pt" style:font-size-complex="11pt"/>
    </style:style>
    <style:style style:name="T664" style:parent-style-name="DefaultParagraphFont" style:family="text">
      <style:text-properties style:font-name="Calibri" fo:font-size="11pt" style:font-size-asian="11pt" style:font-size-complex="11pt"/>
    </style:style>
    <style:style style:name="T665" style:parent-style-name="DefaultParagraphFont" style:family="text">
      <style:text-properties style:font-name="Calibri" fo:font-size="11pt" style:font-size-asian="11pt" style:font-size-complex="11pt"/>
    </style:style>
    <style:style style:name="T666" style:parent-style-name="DefaultParagraphFont" style:family="text">
      <style:text-properties style:font-name="Calibri" fo:font-size="11pt" style:font-size-asian="11pt" style:font-size-complex="11pt"/>
    </style:style>
    <style:style style:name="T667" style:parent-style-name="DefaultParagraphFont" style:family="text">
      <style:text-properties style:font-name="Calibri" fo:font-size="11pt" style:font-size-asian="11pt" style:font-size-complex="11pt"/>
    </style:style>
    <style:style style:name="P668" style:parent-style-name="NoSpacing" style:family="paragraph">
      <style:text-properties style:font-name="Calibri" fo:font-size="11pt" style:font-size-asian="11pt" style:font-size-complex="11pt"/>
    </style:style>
    <style:style style:name="P669" style:parent-style-name="NoSpacing" style:family="paragraph">
      <style:text-properties style:font-name="Calibri" fo:font-weight="bold" style:font-weight-asian="bold" style:font-size-complex="11pt"/>
    </style:style>
    <style:style style:name="P670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1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2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3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4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5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6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7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8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79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0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1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2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3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4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5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6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7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8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89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90" style:parent-style-name="NoSpacing" style:family="paragraph">
      <style:text-properties style:font-name="Calibri" fo:font-size="11pt" style:font-size-asian="11pt" style:font-size-complex="11pt"/>
    </style:style>
    <style:style style:name="TableColumn692" style:family="table-column">
      <style:table-column-properties style:column-width="6.6541in"/>
    </style:style>
    <style:style style:name="Table691" style:family="table">
      <style:table-properties style:width="6.6541in" style:rel-width="99.42%" fo:margin-left="0in" table:align="left"/>
    </style:style>
    <style:style style:name="TableRow693" style:family="table-row">
      <style:table-row-properties style:min-row-height="2.6298in"/>
    </style:style>
    <style:style style:name="TableCell694" style:family="table-cell">
      <style:table-cell-properties fo:border="none" style:writing-mode="lr-tb" fo:padding-top="0in" fo:padding-left="0in" fo:padding-bottom="0in" fo:padding-right="0in"/>
    </style:style>
    <style:style style:name="P695" style:parent-style-name="NoSpacing" style:family="paragraph">
      <style:text-properties style:font-name="Calibri" style:font-name-asian="Times New Roman" style:font-name-complex="Times New Roman" fo:font-weight="bold" style:font-weight-asian="bold" style:letter-kerning="false" style:font-size-complex="11pt" style:language-asian="en" style:country-asian="IN" style:language-complex="ar" style:country-complex="SA"/>
    </style:style>
    <style:style style:name="P696" style:parent-style-name="NoSpacing" style:family="paragraph">
      <style:text-properties style:font-name="Calibri" style:font-name-asian="Times New Roman" style:font-name-complex="Times New Roman" fo:font-weight="bold" style:font-weight-asian="bold" style:letter-kerning="false" style:font-size-complex="11pt" style:language-asian="en" style:country-asian="IN" style:language-complex="ar" style:country-complex="SA"/>
    </style:style>
    <style:style style:name="P697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98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699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0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1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2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3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4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5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6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7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8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09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10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11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12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13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TableColumn715" style:family="table-column">
      <style:table-column-properties style:column-width="0.0041in"/>
    </style:style>
    <style:style style:name="TableColumn716" style:family="table-column">
      <style:table-column-properties style:column-width="6.309in"/>
    </style:style>
    <style:style style:name="Table714" style:family="table">
      <style:table-properties style:width="6.3131in" style:rel-width="94.88%" fo:margin-left="0in" table:align="left"/>
    </style:style>
    <style:style style:name="TableRow717" style:family="table-row">
      <style:table-row-properties style:min-row-height="0.3756in"/>
    </style:style>
    <style:style style:name="TableCell718" style:family="table-cell">
      <style:table-cell-properties fo:border="none" style:writing-mode="lr-tb" fo:padding-top="0in" fo:padding-left="0in" fo:padding-bottom="0in" fo:padding-right="0in"/>
    </style:style>
    <style:style style:name="P719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Cell720" style:family="table-cell">
      <style:table-cell-properties fo:border="none" style:writing-mode="lr-tb" fo:padding-top="0in" fo:padding-left="0in" fo:padding-bottom="0in" fo:padding-right="0in"/>
    </style:style>
    <style:style style:name="P721" style:parent-style-name="NoSpacing" style:family="paragraph">
      <style:text-properties style:font-name="Calibri" style:font-name-asian="Times New Roman" style:font-name-complex="Times New Roman" fo:font-weight="bold" style:font-weight-asian="bold" style:letter-kerning="false" style:font-size-complex="12pt" style:language-asian="en" style:country-asian="IN" style:language-complex="ar" style:country-complex="SA"/>
    </style:style>
    <style:style style:name="P722" style:parent-style-name="NoSpacing" style:family="paragraph">
      <style:text-properties style:font-name="Calibri" style:font-name-asian="Times New Roman" style:font-name-complex="Times New Roman" fo:font-weight="bold" style:font-weight-asian="bold" style:letter-kerning="false" style:font-size-complex="12pt" style:language-asian="en" style:country-asian="IN" style:language-complex="ar" style:country-complex="SA"/>
    </style:style>
    <style:style style:name="P723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24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25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26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727" style:family="table-row">
      <style:table-row-properties style:min-row-height="0.3756in"/>
    </style:style>
    <style:style style:name="P728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Cell729" style:family="table-cell">
      <style:table-cell-properties fo:border="none" style:writing-mode="lr-tb" fo:padding-top="0in" fo:padding-left="0in" fo:padding-bottom="0in" fo:padding-right="0in"/>
    </style:style>
    <style:style style:name="P730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31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TableRow732" style:family="table-row">
      <style:table-row-properties style:min-row-height="0.1562in"/>
    </style:style>
    <style:style style:name="TableCell733" style:family="table-cell">
      <style:table-cell-properties fo:border="none" style:writing-mode="lr-tb" fo:padding-top="0in" fo:padding-left="0in" fo:padding-bottom="0in" fo:padding-right="0in"/>
    </style:style>
    <style:style style:name="P734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735" style:parent-style-name="jq-hdnakqb" style:family="text">
      <style:text-properties style:font-name="Calibri" fo:font-weight="bold" style:font-weight-asian="bold" style:font-size-complex="12pt"/>
    </style:style>
    <style:style style:name="T736" style:parent-style-name="DefaultParagraphFont" style:family="text">
      <style:text-properties style:font-name="Calibri" fo:font-weight="bold" style:font-weight-asian="bold" style:font-size-complex="12pt"/>
    </style:style>
    <style:style style:name="P737" style:parent-style-name="NoSpacing" style:family="paragraph">
      <style:text-properties style:font-name="Calibri" fo:font-weight="bold" style:font-weight-asian="bold" style:font-size-complex="12pt"/>
    </style:style>
    <style:style style:name="P738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39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40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41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42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43" style:parent-style-name="NoSpacing" style:family="paragraph">
      <style:text-properties style:font-name="Calibri" fo:font-size="11pt" style:font-size-asian="11pt" style:font-size-complex="11pt"/>
    </style:style>
    <style:style style:name="P744" style:parent-style-name="NoSpacing" style:family="paragraph">
      <style:text-properties style:font-name="Calibri" fo:font-weight="bold" style:font-weight-asian="bold" style:font-size-complex="12pt"/>
    </style:style>
    <style:style style:name="TableColumn746" style:family="table-column">
      <style:table-column-properties style:column-width="6.693in"/>
    </style:style>
    <style:style style:name="Table745" style:family="table">
      <style:table-properties style:width="6.693in" style:rel-width="100%" fo:margin-left="0in" table:align="left"/>
    </style:style>
    <style:style style:name="TableRow747" style:family="table-row">
      <style:table-row-properties/>
    </style:style>
    <style:style style:name="TableCell748" style:family="table-cell">
      <style:table-cell-properties fo:border="none" style:writing-mode="lr-tb" fo:padding-top="0in" fo:padding-left="0in" fo:padding-bottom="0in" fo:padding-right="0in"/>
    </style:style>
    <style:style style:name="P749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50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51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52" style:parent-style-name="NoSpacing" style:family="paragraph">
      <style:text-properties style:font-name="Calibri" style:font-name-asian="Times New Roman" style:font-name-complex="Courier New" style:letter-kerning="false" fo:font-size="11pt" style:font-size-asian="11pt" style:font-size-complex="11pt" style:language-asian="en" style:country-asian="IN" style:language-complex="ar" style:country-complex="SA"/>
    </style:style>
    <style:style style:name="P753" style:parent-style-name="NoSpacing" style:family="paragraph">
      <style:text-properties style:font-name="Calibri" style:font-name-asian="Times New Roman" style:font-name-complex="Times New Roman" fo:font-weight="bold" style:font-weight-asian="bold" style:letter-kerning="false" style:font-size-complex="11pt" style:language-asian="en" style:country-asian="IN" style:language-complex="ar" style:country-complex="SA"/>
    </style:style>
    <style:style style:name="P754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55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56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57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58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59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60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61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Column763" style:family="table-column">
      <style:table-column-properties style:column-width="6.693in"/>
    </style:style>
    <style:style style:name="Table762" style:family="table">
      <style:table-properties style:width="6.693in" style:rel-width="100%" fo:margin-left="0in" table:align="left"/>
    </style:style>
    <style:style style:name="TableRow764" style:family="table-row">
      <style:table-row-properties/>
    </style:style>
    <style:style style:name="TableCell7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6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767" style:family="table-row">
      <style:table-row-properties/>
    </style:style>
    <style:style style:name="TableCell7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9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770" style:family="table-row">
      <style:table-row-properties/>
    </style:style>
    <style:style style:name="TableCell7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2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773" style:family="table-row">
      <style:table-row-properties/>
    </style:style>
    <style:style style:name="TableCell77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5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76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77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778" style:family="table-row">
      <style:table-row-properties/>
    </style:style>
    <style:style style:name="TableCell779" style:family="table-cell">
      <style:table-cell-properties fo:border="none" style:writing-mode="lr-tb" fo:padding-top="0in" fo:padding-left="0in" fo:padding-bottom="0in" fo:padding-right="0in"/>
    </style:style>
    <style:style style:name="P780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781" style:parent-style-name="NoSpacing" style:family="paragraph">
      <style:text-properties style:font-name="Calibri" fo:font-size="11pt" style:font-size-asian="11pt" style:font-size-complex="11pt"/>
    </style:style>
    <style:style style:name="P782" style:parent-style-name="NoSpacing" style:family="paragraph">
      <style:text-properties style:font-name="Calibri" fo:font-weight="bold" style:font-weight-asian="bold" style:font-size-complex="12pt"/>
    </style:style>
    <style:style style:name="TableColumn784" style:family="table-column">
      <style:table-column-properties style:column-width="6.693in"/>
    </style:style>
    <style:style style:name="Table783" style:family="table">
      <style:table-properties style:width="6.693in" style:rel-width="100%" fo:margin-left="0in" table:align="left"/>
    </style:style>
    <style:style style:name="TableRow785" style:family="table-row">
      <style:table-row-properties/>
    </style:style>
    <style:style style:name="TableCell786" style:family="table-cell">
      <style:table-cell-properties fo:border="none" style:writing-mode="lr-tb" fo:padding-top="0in" fo:padding-left="0in" fo:padding-bottom="0in" fo:padding-right="0in"/>
    </style:style>
    <style:style style:name="T787" style:parent-style-name="DefaultParagraphFont" style:family="text">
      <style:text-properties style:font-name="Calibri" style:font-name-asian="Times New Roman" style:font-name-complex="Times New Roman" fo:font-weight="bold" style:font-weight-asian="bold" style:letter-kerning="false" style:font-size-complex="12pt" style:language-asian="en" style:country-asian="IN" style:language-complex="ar" style:country-complex="SA"/>
    </style:style>
    <style:style style:name="T788" style:parent-style-name="DefaultParagraphFont" style:family="text">
      <style:text-properties style:font-name="Calibri" style:font-name-asian="Times New Roman" style:font-name-complex="Times New Roman" fo:font-weight="bold" style:font-weight-asian="bold" fo:font-style="italic" style:font-style-asian="italic" style:font-style-complex="italic" style:letter-kerning="false" style:font-size-complex="12pt" style:language-asian="en" style:country-asian="IN" style:language-complex="ar" style:country-complex="SA"/>
    </style:style>
    <style:style style:name="T789" style:parent-style-name="DefaultParagraphFont" style:family="text">
      <style:text-properties style:font-name="Calibri" style:font-name-asian="Times New Roman" style:font-name-complex="Times New Roman" fo:font-weight="bold" style:font-weight-asian="bold" style:letter-kerning="false" style:font-size-complex="12pt" style:language-asian="en" style:country-asian="IN" style:language-complex="ar" style:country-complex="SA"/>
    </style:style>
    <style:style style:name="T790" style:parent-style-name="DefaultParagraphFont" style:family="text">
      <style:text-properties style:font-name="Calibri" style:font-name-asian="Times New Roman" style:font-name-complex="Times New Roman" fo:font-weight="bold" style:font-weight-asian="bold" fo:font-style="italic" style:font-style-asian="italic" style:font-style-complex="italic" style:letter-kerning="false" style:font-size-complex="12pt" style:language-asian="en" style:country-asian="IN" style:language-complex="ar" style:country-complex="SA"/>
    </style:style>
    <style:style style:name="T791" style:parent-style-name="DefaultParagraphFont" style:family="text">
      <style:text-properties style:font-name="Calibri" style:font-name-asian="Times New Roman" style:font-name-complex="Times New Roman" fo:font-weight="bold" style:font-weight-asian="bold" style:letter-kerning="false" style:font-size-complex="12pt" style:language-asian="en" style:country-asian="IN" style:language-complex="ar" style:country-complex="SA"/>
    </style:style>
    <style:style style:name="TableColumn793" style:family="table-column">
      <style:table-column-properties style:column-width="6.693in"/>
    </style:style>
    <style:style style:name="Table792" style:family="table">
      <style:table-properties style:width="6.693in" style:rel-width="100%" fo:margin-left="0in" table:align="left"/>
    </style:style>
    <style:style style:name="TableRow794" style:family="table-row">
      <style:table-row-properties/>
    </style:style>
    <style:style style:name="TableCell7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6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797" style:family="table-row">
      <style:table-row-properties/>
    </style:style>
    <style:style style:name="TableCell7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99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800" style:family="table-row">
      <style:table-row-properties/>
    </style:style>
    <style:style style:name="TableCell8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2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TableRow803" style:family="table-row">
      <style:table-row-properties/>
    </style:style>
    <style:style style:name="TableCell8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5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806" style:parent-style-name="NoSpacing" style:family="paragraph">
      <style:text-properties style:font-name="Calibri" fo:font-size="11pt" style:font-size-asian="11pt" style:font-size-complex="11pt"/>
    </style:style>
    <style:style style:name="TableRow807" style:family="table-row">
      <style:table-row-properties/>
    </style:style>
    <style:style style:name="TableCell808" style:family="table-cell">
      <style:table-cell-properties fo:border="none" style:writing-mode="lr-tb" fo:padding-top="0in" fo:padding-left="0in" fo:padding-bottom="0in" fo:padding-right="0in"/>
    </style:style>
    <style:style style:name="P809" style:parent-style-name="NoSpacing" style:family="paragraph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IN" style:language-complex="ar" style:country-complex="SA"/>
    </style:style>
    <style:style style:name="P810" style:parent-style-name="NoSpacing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ext:p text:style-name="P1"><text:span text:style-name="T2">1. What is the output of this program?</text:span></text:p>
      <text:p text:style-name="P3"/>
      <text:p text:style-name="NoSpacing"><text:span text:style-name="T4">class</text:span><text:span text:style-name="T5"><text:s/>multidimention_array<text:s/></text:span><text:span text:style-name="T6">{</text:span></text:p>
      <text:p text:style-name="NoSpacing"><text:span text:style-name="T7">public</text:span><text:span text:style-name="T8"><text:s/></text:span><text:span text:style-name="T9">static</text:span><text:span text:style-name="T10"><text:s/></text:span><text:span text:style-name="T11">void</text:span><text:span text:style-name="T12"><text:s/>main</text:span><text:span text:style-name="T13">(</text:span><text:span text:style-name="T14">String</text:span><text:span text:style-name="T15"><text:s/>args</text:span><text:span text:style-name="T16">[])</text:span></text:p>
      <text:p text:style-name="NoSpacing"><text:span text:style-name="T17">{</text:span></text:p>
      <text:p text:style-name="NoSpacing"><text:span text:style-name="T18">int</text:span><text:span text:style-name="T19"><text:s/>arr</text:span><text:span text:style-name="T20">[][]</text:span><text:span text:style-name="T21"><text:s/></text:span><text:span text:style-name="T22">=</text:span><text:span text:style-name="T23"><text:s/></text:span><text:span text:style-name="T24">new</text:span><text:span text:style-name="T25"><text:s/></text:span><text:span text:style-name="T26">int</text:span><text:span text:style-name="T27">[</text:span><text:span text:style-name="T28">3</text:span><text:span text:style-name="T29">][]</text:span><text:span text:style-name="T30">;</text:span></text:p>
      <text:p text:style-name="NoSpacing"><text:span text:style-name="T31">arr</text:span><text:span text:style-name="T32">[</text:span><text:span text:style-name="T33">0</text:span><text:span text:style-name="T34">]</text:span><text:span text:style-name="T35"><text:s/></text:span><text:span text:style-name="T36">=</text:span><text:span text:style-name="T37"><text:s/></text:span><text:span text:style-name="T38">new</text:span><text:span text:style-name="T39"><text:s/></text:span><text:span text:style-name="T40">int</text:span><text:span text:style-name="T41">[</text:span><text:span text:style-name="T42">1</text:span><text:span text:style-name="T43">]</text:span><text:span text:style-name="T44">;</text:span></text:p>
      <text:p text:style-name="NoSpacing"><text:span text:style-name="T45">arr</text:span><text:span text:style-name="T46">[</text:span><text:span text:style-name="T47">1</text:span><text:span text:style-name="T48">]</text:span><text:span text:style-name="T49"><text:s/></text:span><text:span text:style-name="T50">=</text:span><text:span text:style-name="T51"><text:s/></text:span><text:span text:style-name="T52">new</text:span><text:span text:style-name="T53"><text:s/></text:span><text:span text:style-name="T54">int</text:span><text:span text:style-name="T55">[</text:span><text:span text:style-name="T56">2</text:span><text:span text:style-name="T57">]</text:span><text:span text:style-name="T58">;</text:span></text:p>
      <text:p text:style-name="NoSpacing"><text:span text:style-name="T59">arr</text:span><text:span text:style-name="T60">[</text:span><text:span text:style-name="T61">2</text:span><text:span text:style-name="T62">]</text:span><text:span text:style-name="T63"><text:s/></text:span><text:span text:style-name="T64">=</text:span><text:span text:style-name="T65"><text:s/></text:span><text:span text:style-name="T66">new</text:span><text:span text:style-name="T67"><text:s/></text:span><text:span text:style-name="T68">int</text:span><text:span text:style-name="T69">[</text:span><text:span text:style-name="T70">3</text:span><text:span text:style-name="T71">]</text:span><text:span text:style-name="T72">;</text:span></text:p>
      <text:p text:style-name="NoSpacing"><text:span text:style-name="T73">int</text:span><text:span text:style-name="T74"><text:s/>sum<text:s/></text:span><text:span text:style-name="T75">=</text:span><text:span text:style-name="T76"><text:s/></text:span><text:span text:style-name="T77">0</text:span><text:span text:style-name="T78">;</text:span></text:p>
      <text:p text:style-name="NoSpacing"><text:span text:style-name="T79">for</text:span><text:span text:style-name="T80"><text:s/></text:span><text:span text:style-name="T81">(</text:span><text:span text:style-name="T82">int</text:span><text:span text:style-name="T83"><text:s/>i<text:s/></text:span><text:span text:style-name="T84">=</text:span><text:span text:style-name="T85"><text:s/></text:span><text:span text:style-name="T86">0</text:span><text:span text:style-name="T87">;</text:span><text:span text:style-name="T88"><text:s/>i<text:s/></text:span><text:span text:style-name="T89">&lt;</text:span><text:span text:style-name="T90"><text:s/></text:span><text:span text:style-name="T91">3</text:span><text:span text:style-name="T92">;</text:span><text:span text:style-name="T93"><text:s/></text:span><text:span text:style-name="T94">++</text:span><text:span text:style-name="T95">i</text:span><text:span text:style-name="T96">)</text:span></text:p>
      <text:p text:style-name="NoSpacing"><text:span text:style-name="T97">for</text:span><text:span text:style-name="T98"><text:s/></text:span><text:span text:style-name="T99">(</text:span><text:span text:style-name="T100">int</text:span><text:span text:style-name="T101"><text:s/>j<text:s/></text:span><text:span text:style-name="T102">=</text:span><text:span text:style-name="T103"><text:s/></text:span><text:span text:style-name="T104">0</text:span><text:span text:style-name="T105">;</text:span><text:span text:style-name="T106"><text:s/>j<text:s/></text:span><text:span text:style-name="T107">&lt;</text:span><text:span text:style-name="T108"><text:s/>i<text:s/></text:span><text:span text:style-name="T109">+</text:span><text:span text:style-name="T110"><text:s/></text:span><text:span text:style-name="T111">1</text:span><text:span text:style-name="T112">;</text:span><text:span text:style-name="T113"><text:s/></text:span><text:span text:style-name="T114">++</text:span><text:span text:style-name="T115">j</text:span><text:span text:style-name="T116">)</text:span></text:p>
      <text:p text:style-name="NoSpacing"><text:span text:style-name="T117">arr</text:span><text:span text:style-name="T118">[</text:span><text:span text:style-name="T119">i</text:span><text:span text:style-name="T120">][</text:span><text:span text:style-name="T121">j</text:span><text:span text:style-name="T122">]</text:span><text:span text:style-name="T123"><text:s/></text:span><text:span text:style-name="T124">=</text:span><text:span text:style-name="T125"><text:s/>j<text:s/></text:span><text:span text:style-name="T126">+</text:span><text:span text:style-name="T127"><text:s/></text:span><text:span text:style-name="T128">1</text:span><text:span text:style-name="T129">;</text:span></text:p>
      <text:p text:style-name="NoSpacing"><text:span text:style-name="T130">for</text:span><text:span text:style-name="T131"><text:s/></text:span><text:span text:style-name="T132">(</text:span><text:span text:style-name="T133">int</text:span><text:span text:style-name="T134"><text:s/>i<text:s/></text:span><text:span text:style-name="T135">=</text:span><text:span text:style-name="T136"><text:s/></text:span><text:span text:style-name="T137">0</text:span><text:span text:style-name="T138">;</text:span><text:span text:style-name="T139"><text:s/>i<text:s/></text:span><text:span text:style-name="T140">&lt;</text:span><text:span text:style-name="T141"><text:s/></text:span><text:span text:style-name="T142">3</text:span><text:span text:style-name="T143">;</text:span><text:span text:style-name="T144"><text:s/></text:span><text:span text:style-name="T145">++</text:span><text:span text:style-name="T146">i</text:span><text:span text:style-name="T147">)</text:span></text:p>
      <text:p text:style-name="NoSpacing"><text:span text:style-name="T148">for</text:span><text:span text:style-name="T149"><text:s/></text:span><text:span text:style-name="T150">(</text:span><text:span text:style-name="T151">int</text:span><text:span text:style-name="T152"><text:s/>j<text:s/></text:span><text:span text:style-name="T153">=</text:span><text:span text:style-name="T154"><text:s/></text:span><text:span text:style-name="T155">0</text:span><text:span text:style-name="T156">;</text:span><text:span text:style-name="T157"><text:s/>j<text:s/></text:span><text:span text:style-name="T158">&lt;</text:span><text:span text:style-name="T159"><text:s/>i<text:s/></text:span><text:span text:style-name="T160">+</text:span><text:span text:style-name="T161"><text:s/></text:span><text:span text:style-name="T162">1</text:span><text:span text:style-name="T163">;</text:span><text:span text:style-name="T164"><text:s/></text:span><text:span text:style-name="T165">++</text:span><text:span text:style-name="T166">j</text:span><text:span text:style-name="T167">)</text:span></text:p>
      <text:p text:style-name="NoSpacing"><text:span text:style-name="T168">sum<text:s/></text:span><text:span text:style-name="T169">+</text:span><text:span text:style-name="T170"><text:s/></text:span><text:span text:style-name="T171">=</text:span><text:span text:style-name="T172"><text:s/>arr</text:span><text:span text:style-name="T173">[</text:span><text:span text:style-name="T174">i</text:span><text:span text:style-name="T175">][</text:span><text:span text:style-name="T176">j</text:span><text:span text:style-name="T177">]</text:span><text:span text:style-name="T178">;</text:span></text:p>
      <text:p text:style-name="NoSpacing"><text:span text:style-name="T179">System</text:span><text:span text:style-name="T180">.</text:span><text:span text:style-name="T181">out</text:span><text:span text:style-name="T182">.</text:span><text:span text:style-name="T183">print</text:span><text:span text:style-name="T184">(</text:span><text:span text:style-name="T185">sum</text:span><text:span text:style-name="T186">)</text:span><text:span text:style-name="T187">;</text:span></text:p>
      <text:p text:style-name="NoSpacing"><text:span text:style-name="T188">}</text:span></text:p>
      <text:p text:style-name="P189">}</text:p>
      <text:p text:style-name="P190"/>
      <text:p text:style-name="P191">a)11 <text:s text:c="4"/>b)10 <text:s text:c="6"/>c)13 <text:s text:c="6"/>d)14</text:p>
      <text:p text:style-name="P192"/>
      <text:p text:style-name="P193">2.<text:s/>What is the error in this code?<text:line-break/>byte b = 50; <text:s/>b = b * 50;</text:p>
      <text:p text:style-name="P194"><text:line-break/>a) b cannot contain value 100, limited by its range.<text:line-break/>b) * operator has converted b * 50 into int, which cannot be converted to byte without casting.<text:line-break/>c) b cannot contain value 50.<text:line-break/>d) No error in<text:s/>this code</text:p>
      <text:p text:style-name="P195"/>
      <text:p text:style-name="NoSpacing"><text:span text:style-name="T196">3. If an expression contains double, int, float, long, then whole expression will promoted into which of these data types?</text:span></text:p>
      <text:p text:style-name="P197"><text:line-break/>a)long <text:s text:c="5"/>b)int <text:s text:c="4"/>c)double <text:s text:c="4"/>d) float</text:p>
      <text:p text:style-name="P198"/>
      <text:p text:style-name="P199">4. What is the output of this program?</text:p>
      <text:p text:style-name="NoSpacing"><text:span text:style-name="T200">class</text:span><text:span text:style-name="T201"><text:s/>c<text:s/></text:span><text:span text:style-name="T202">{</text:span></text:p>
      <text:p text:style-name="NoSpacing"><text:span text:style-name="T203">public</text:span><text:span text:style-name="T204"><text:s/></text:span><text:span text:style-name="T205">void</text:span><text:span text:style-name="T206"><text:s/>main</text:span><text:span text:style-name="T207">(</text:span><text:span text:style-name="T208"><text:s/></text:span><text:span text:style-name="T209">String</text:span><text:span text:style-name="T210">[]</text:span><text:span text:style-name="T211"><text:s/></text:span><text:span text:style-name="T212">args<text:s/></text:span><text:span text:style-name="T213">)</text:span></text:p>
      <text:p text:style-name="NoSpacing"><text:span text:style-name="T214">{</text:span></text:p>
      <text:p text:style-name="NoSpacing"><text:span text:style-name="T215">System</text:span><text:span text:style-name="T216">.</text:span><text:span text:style-name="T217">out</text:span><text:span text:style-name="T218">.</text:span><text:span text:style-name="T219">println</text:span><text:span text:style-name="T220">(</text:span><text:span text:style-name="T221"><text:s/></text:span><text:span text:style-name="T222">"Hello"</text:span><text:span text:style-name="T223"><text:s/></text:span><text:span text:style-name="T224">+</text:span><text:span text:style-name="T225"><text:s/>args</text:span><text:span text:style-name="T226">[</text:span><text:span text:style-name="T227">0</text:span><text:span text:style-name="T228">]</text:span><text:span text:style-name="T229"><text:s/></text:span><text:span text:style-name="T230">)</text:span><text:span text:style-name="T231">;</text:span></text:p>
      <text:p text:style-name="NoSpacing"><text:span text:style-name="T232">}</text:span></text:p>
      <text:p text:style-name="P233">}</text:p>
      <text:p text:style-name="P234"/>
      <text:p text:style-name="P235">a)Helloc <text:s text:c="5"/>b)Hello <text:s text:c="6"/>c)Helloworld <text:s text:c="7"/>d)Runtime Error.</text:p>
      <text:p text:style-name="P236"/>
      <text:p text:style-name="NoSpacing"><text:span text:style-name="T237">5. What is the order of precedence (highest to lowest) of following operators?</text:span><text:span text:style-name="T238"><text:line-break/></text:span><text:span text:style-name="T239">1.&amp;</text:span><text:span text:style-name="T240"><text:line-break/></text:span><text:span text:style-name="T241">2.^</text:span><text:span text:style-name="T242"><text:line-break/></text:span><text:span text:style-name="T243">3.?:</text:span><text:span text:style-name="T244"><text:line-break/></text:span><text:span text:style-name="T245">a)1-&gt;2-&gt;3</text:span><text:span text:style-name="T246"><text:line-break/></text:span><text:span text:style-name="T247">b)2-&gt;1-&gt;3</text:span><text:span text:style-name="T248"><text:line-break/></text:span><text:span text:style-name="T249">c)3-&gt;2-&gt;1</text:span><text:span text:style-name="T250"><text:line-break/></text:span><text:span text:style-name="T251">d)2 -&gt; 3 -&gt;</text:span><text:span text:style-name="T252"><text:s/>1</text:span></text:p>
      <text:p text:style-name="P253">6. What is the output of this program?</text:p>
      <text:p text:style-name="P254"/>
      <text:p text:style-name="NoSpacing"><text:span text:style-name="T255">class</text:span><text:span text:style-name="T256"><text:s/>operators<text:s/></text:span><text:span text:style-name="T257">{</text:span></text:p>
      <text:p text:style-name="NoSpacing"><text:span text:style-name="T258">public</text:span><text:span text:style-name="T259"><text:s/></text:span><text:span text:style-name="T260">static</text:span><text:span text:style-name="T261"><text:s/></text:span><text:span text:style-name="T262">void</text:span><text:span text:style-name="T263"><text:s/>main</text:span><text:span text:style-name="T264">(</text:span><text:span text:style-name="T265">String</text:span><text:span text:style-name="T266"><text:s/>args</text:span><text:span text:style-name="T267">[])</text:span></text:p>
      <text:p text:style-name="NoSpacing"><text:span text:style-name="T268">{</text:span></text:p>
      <text:p text:style-name="NoSpacing"><text:span text:style-name="T269">int</text:span><text:span text:style-name="T270"><text:s/>var1<text:s/></text:span><text:span text:style-name="T271">=</text:span><text:span text:style-name="T272"><text:s/></text:span><text:span text:style-name="T273">5</text:span><text:span text:style-name="T274">;</text:span></text:p>
      <text:p text:style-name="NoSpacing"><text:span text:style-name="T275">int</text:span><text:span text:style-name="T276"><text:s/>var2<text:s/></text:span><text:span text:style-name="T277">=</text:span><text:span text:style-name="T278"><text:s/></text:span><text:span text:style-name="T279">6</text:span><text:span text:style-name="T280">;</text:span></text:p>
      <text:p text:style-name="NoSpacing"><text:span text:style-name="T281">int</text:span><text:span text:style-name="T282"><text:s/>var3</text:span><text:span text:style-name="T283">;</text:span></text:p>
      <text:p text:style-name="NoSpacing"><text:span text:style-name="T284">var3<text:s/></text:span><text:span text:style-name="T285">=</text:span><text:span text:style-name="T286"><text:s/></text:span><text:span text:style-name="T287">++</text:span><text:span text:style-name="T288"><text:s/>var2<text:s/></text:span><text:span text:style-name="T289">*</text:span><text:span text:style-name="T290"><text:s/>var1<text:s/></text:span><text:span text:style-name="T291">/</text:span><text:span text:style-name="T292"><text:s/>var2<text:s/></text:span><text:span text:style-name="T293">+</text:span><text:span text:style-name="T294"><text:s/>var2</text:span><text:span text:style-name="T295">;</text:span></text:p>
      <text:p text:style-name="NoSpacing"><text:span text:style-name="T296">System</text:span><text:span text:style-name="T297">.</text:span><text:span text:style-name="T298">out</text:span><text:span text:style-name="T299">.</text:span><text:span text:style-name="T300">print</text:span><text:span text:style-name="T301">(</text:span><text:span text:style-name="T302">var3</text:span><text:span text:style-name="T303">)</text:span><text:span text:style-name="T304">;</text:span></text:p>
      <text:p text:style-name="NoSpacing"><text:span text:style-name="T305">}</text:span></text:p>
      <text:p text:style-name="P306">}</text:p>
      <text:p text:style-name="P307"/>
      <text:p text:style-name="P308">a)10 <text:s text:c="6"/>b)11 <text:s text:c="5"/>c)12 <text:s text:c="5"/>d) 56</text:p>
      <text:p text:style-name="P309"/>
      <text:p text:style-name="NoSpacing"><text:span text:style-name="T310">7.<text:s/></text:span><text:span text:style-name="T311">Which of<text:s/></text:span><text:span text:style-name="T312">these jump statements can skip processing remainder of code in its body for a particular iteration?</text:span></text:p>
      <text:p text:style-name="P313"><text:line-break/>a)break <text:s text:c="6"/>b)return <text:s text:c="7"/>c)exit <text:s text:c="7"/>d)continue</text:p>
      <text:p text:style-name="P314"/>
      <text:p text:style-name="P315">8. What is the output of this program?</text:p>
      <text:p text:style-name="P316"/>
      <text:p text:style-name="NoSpacing"><text:span text:style-name="T317">class</text:span><text:span text:style-name="T318"><text:s/>comma_operator<text:s/></text:span><text:span text:style-name="T319">{</text:span></text:p>
      <text:p text:style-name="NoSpacing"><text:span text:style-name="T320">public</text:span><text:span text:style-name="T321"><text:s/></text:span><text:span text:style-name="T322">static</text:span><text:span text:style-name="T323"><text:s/></text:span><text:span text:style-name="T324">void</text:span><text:span text:style-name="T325"><text:s/>main</text:span><text:span text:style-name="T326">(</text:span><text:span text:style-name="T327">String</text:span><text:span text:style-name="T328"><text:s/>args</text:span><text:span text:style-name="T329">[])</text:span></text:p>
      <text:p text:style-name="NoSpacing"><text:span text:style-name="T330">{</text:span></text:p>
      <text:p text:style-name="NoSpacing"><text:span text:style-name="T331">int</text:span><text:span text:style-name="T332"><text:s/>sum<text:s/></text:span><text:span text:style-name="T333">=</text:span><text:span text:style-name="T334"><text:s/></text:span><text:span text:style-name="T335">0</text:span><text:span text:style-name="T336">;</text:span></text:p>
      <text:p text:style-name="NoSpacing"><text:span text:style-name="T337">for</text:span><text:span text:style-name="T338"><text:s/></text:span><text:span text:style-name="T339">(</text:span><text:span text:style-name="T340">int</text:span><text:span text:style-name="T341"><text:s/>i<text:s/></text:span><text:span text:style-name="T342">=</text:span><text:span text:style-name="T343"><text:s/></text:span><text:span text:style-name="T344">0</text:span><text:span text:style-name="T345">, j<text:s/></text:span><text:span text:style-name="T346">=</text:span><text:span text:style-name="T347"><text:s/></text:span><text:span text:style-name="T348">0</text:span><text:span text:style-name="T349">;</text:span><text:span text:style-name="T350"><text:s/>i<text:s/></text:span><text:span text:style-name="T351">&lt;</text:span><text:span text:style-name="T352"><text:s/></text:span><text:span text:style-name="T353">5</text:span><text:span text:style-name="T354"><text:s/></text:span><text:span text:style-name="T355">&amp;</text:span><text:span text:style-name="T356"><text:s/>j<text:s/></text:span><text:span text:style-name="T357">&lt;</text:span><text:span text:style-name="T358"><text:s/></text:span><text:span text:style-name="T359">5</text:span><text:span text:style-name="T360">;</text:span><text:span text:style-name="T361"><text:s/></text:span><text:span text:style-name="T362">++</text:span><text:span text:style-name="T363">i, j<text:s/></text:span><text:span text:style-name="T364">=</text:span><text:span text:style-name="T365"><text:s/>i<text:s/></text:span><text:span text:style-name="T366">+</text:span><text:span text:style-name="T367"><text:s/></text:span><text:span text:style-name="T368">1</text:span><text:span text:style-name="T369">)</text:span></text:p>
      <text:p text:style-name="NoSpacing"><text:span text:style-name="T370">sum<text:s/></text:span><text:span text:style-name="T371">+=</text:span><text:span text:style-name="T372"><text:s/>i</text:span><text:span text:style-name="T373">;</text:span></text:p>
      <text:p text:style-name="NoSpacing"><text:span text:style-name="T374">System</text:span><text:span text:style-name="T375">.</text:span><text:span text:style-name="T376">out</text:span><text:span text:style-name="T377">.</text:span><text:span text:style-name="T378">println</text:span><text:span text:style-name="T379">(</text:span><text:span text:style-name="T380">sum</text:span><text:span text:style-name="T381">)</text:span><text:span text:style-name="T382">;</text:span></text:p>
      <text:p text:style-name="NoSpacing"><text:span text:style-name="T383">}</text:span></text:p>
      <text:p text:style-name="P384">}</text:p>
      <text:p text:style-name="P385"/>
      <text:p text:style-name="P386">a)5 <text:s text:c="5"/>b)6 <text:s text:c="5"/>c)14 <text:s text:c="3"/>d)compilation error</text:p>
      <text:p text:style-name="P387"/>
      <text:p text:style-name="P388">9. What is the output of this program?</text:p>
      <text:p text:style-name="P389"/>
      <text:p text:style-name="NoSpacing"><text:span text:style-name="T390">class</text:span><text:span text:style-name="T391"><text:s/>jump_statments<text:s/></text:span><text:span text:style-name="T392">{</text:span></text:p>
      <text:p text:style-name="NoSpacing"><text:span text:style-name="T393">public</text:span><text:span text:style-name="T394"><text:s/></text:span><text:span text:style-name="T395">static</text:span><text:span text:style-name="T396"><text:s/></text:span><text:span text:style-name="T397">void</text:span><text:span text:style-name="T398"><text:s/>main</text:span><text:span text:style-name="T399">(</text:span><text:span text:style-name="T400">String</text:span><text:span text:style-name="T401"><text:s/></text:span><text:span text:style-name="T402">args</text:span><text:span text:style-name="T403">[])</text:span></text:p>
      <text:p text:style-name="NoSpacing"><text:span text:style-name="T404">{</text:span></text:p>
      <text:p text:style-name="NoSpacing"><text:span text:style-name="T405">int</text:span><text:span text:style-name="T406"><text:s/>x<text:s/></text:span><text:span text:style-name="T407">=</text:span><text:span text:style-name="T408"><text:s/></text:span><text:span text:style-name="T409">2</text:span><text:span text:style-name="T410">;</text:span></text:p>
      <text:p text:style-name="NoSpacing"><text:span text:style-name="T411">int</text:span><text:span text:style-name="T412"><text:s/>y<text:s/></text:span><text:span text:style-name="T413">=</text:span><text:span text:style-name="T414"><text:s/></text:span><text:span text:style-name="T415">0</text:span><text:span text:style-name="T416">;</text:span></text:p>
      <text:p text:style-name="NoSpacing"><text:span text:style-name="T417">for</text:span><text:span text:style-name="T418"><text:s/></text:span><text:span text:style-name="T419">(</text:span><text:span text:style-name="T420"><text:s/></text:span><text:span text:style-name="T421">;</text:span><text:span text:style-name="T422"><text:s/>y<text:s/></text:span><text:span text:style-name="T423">&lt;</text:span><text:span text:style-name="T424"><text:s/></text:span><text:span text:style-name="T425">10</text:span><text:span text:style-name="T426">;</text:span><text:span text:style-name="T427"><text:s/></text:span><text:span text:style-name="T428">++</text:span><text:span text:style-name="T429">y</text:span><text:span text:style-name="T430">)</text:span><text:span text:style-name="T431"><text:s/></text:span><text:span text:style-name="T432">{</text:span></text:p>
      <text:p text:style-name="NoSpacing"><text:span text:style-name="T433">if</text:span><text:span text:style-name="T434"><text:s/></text:span><text:span text:style-name="T435">(</text:span><text:span text:style-name="T436">y<text:s/></text:span><text:span text:style-name="T437">%</text:span><text:span text:style-name="T438"><text:s/>x<text:s/></text:span><text:span text:style-name="T439">==</text:span><text:span text:style-name="T440"><text:s/></text:span><text:span text:style-name="T441">0</text:span><text:span text:style-name="T442">)</text:span></text:p>
      <text:p text:style-name="NoSpacing"><text:span text:style-name="T443">continue</text:span><text:span text:style-name="T444">;</text:span></text:p>
      <text:p text:style-name="NoSpacing"><text:span text:style-name="T445">else</text:span><text:span text:style-name="T446"><text:s/></text:span><text:span text:style-name="T447">if</text:span><text:span text:style-name="T448"><text:s/></text:span><text:span text:style-name="T449">(</text:span><text:span text:style-name="T450">y<text:s/></text:span><text:span text:style-name="T451">==</text:span><text:span text:style-name="T452"><text:s/></text:span><text:span text:style-name="T453">8</text:span><text:span text:style-name="T454">)</text:span></text:p>
      <text:p text:style-name="NoSpacing"><text:span text:style-name="T455">break</text:span><text:span text:style-name="T456">;</text:span></text:p>
      <text:p text:style-name="NoSpacing"><text:span text:style-name="T457">else</text:span></text:p>
      <text:p text:style-name="NoSpacing"><text:span text:style-name="T458">System</text:span><text:span text:style-name="T459">.</text:span><text:span text:style-name="T460">out</text:span><text:span text:style-name="T461">.</text:span><text:span text:style-name="T462">print</text:span><text:span text:style-name="T463">(</text:span><text:span text:style-name="T464">y<text:s/></text:span><text:span text:style-name="T465">+</text:span><text:span text:style-name="T466"><text:s/></text:span><text:span text:style-name="T467">" "</text:span><text:span text:style-name="T468">)</text:span><text:span text:style-name="T469">;</text:span></text:p>
      <text:p text:style-name="NoSpacing"><text:span text:style-name="T470">}</text:span></text:p>
      <text:p text:style-name="NoSpacing"><text:span text:style-name="T471">}</text:span></text:p>
      <text:p text:style-name="P472">}</text:p>
      <text:p text:style-name="P473"/>
      <text:p text:style-name="P474">a)1 3 5 7<text:line-break/>b)2 4 6 8<text:line-break/>c)1 3 5 7 9<text:line-break/>d)1 2 3 4 5 6 7 8 9</text:p>
      <text:p text:style-name="P475"/>
      <text:p text:style-name="P476">10. What is the output of this program?</text:p>
      <text:p text:style-name="P477"/>
      <text:p text:style-name="NoSpacing"><text:span text:style-name="T478">class</text:span><text:span text:style-name="T479"><text:s/>box<text:s/></text:span><text:span text:style-name="T480">{</text:span></text:p>
      <text:p text:style-name="NoSpacing"><text:span text:style-name="T481">int</text:span><text:span text:style-name="T482"><text:s/></text:span><text:span text:style-name="T483">width</text:span><text:span text:style-name="T484">;</text:span></text:p>
      <text:p text:style-name="NoSpacing"><text:span text:style-name="T485">int</text:span><text:span text:style-name="T486"><text:s/>height</text:span><text:span text:style-name="T487">;</text:span></text:p>
      <text:p text:style-name="NoSpacing"><text:span text:style-name="T488">int</text:span><text:span text:style-name="T489"><text:s/>length</text:span><text:span text:style-name="T490">;</text:span></text:p>
      <text:p text:style-name="NoSpacing"><text:span text:style-name="T491">}</text:span></text:p>
      <text:p text:style-name="NoSpacing"><text:span text:style-name="T492">class</text:span><text:span text:style-name="T493"><text:s/>mainclass<text:s/></text:span><text:span text:style-name="T494">{</text:span></text:p>
      <text:p text:style-name="NoSpacing"><text:span text:style-name="T495">public</text:span><text:span text:style-name="T496"><text:s/></text:span><text:span text:style-name="T497">static</text:span><text:span text:style-name="T498"><text:s/></text:span><text:span text:style-name="T499">void</text:span><text:span text:style-name="T500"><text:s/>main</text:span><text:span text:style-name="T501">(</text:span><text:span text:style-name="T502">String</text:span><text:span text:style-name="T503"><text:s/>args</text:span><text:span text:style-name="T504">[])</text:span></text:p>
      <text:p text:style-name="NoSpacing"><text:span text:style-name="T505">{</text:span></text:p>
      <text:p text:style-name="NoSpacing"><text:span text:style-name="T506">box obj<text:s/></text:span><text:span text:style-name="T507">=</text:span><text:span text:style-name="T508"><text:s/></text:span><text:span text:style-name="T509">new</text:span><text:span text:style-name="T510"><text:s/>box</text:span><text:span text:style-name="T511">()</text:span><text:span text:style-name="T512">;</text:span></text:p>
      <text:p text:style-name="NoSpacing"><text:span text:style-name="T513">System</text:span><text:span text:style-name="T514">.</text:span><text:span text:style-name="T515">out</text:span><text:span text:style-name="T516">.</text:span><text:span text:style-name="T517">println</text:span><text:span text:style-name="T518">(</text:span><text:span text:style-name="T519">obj</text:span><text:span text:style-name="T520">)</text:span><text:span text:style-name="T521">;</text:span></text:p>
      <text:p text:style-name="NoSpacing"><text:span text:style-name="T522">}</text:span></text:p>
      <text:p text:style-name="P523">}</text:p>
      <text:p text:style-name="P524"/>
      <text:p text:style-name="P525">a)0 <text:s text:c="8"/>b)1 <text:s text:c="7"/>c)Runtimeerror <text:s text:c="7"/>d)Garbage value</text:p>
      <text:p text:style-name="P526"/>
      <text:p text:style-name="P527"/>
      <text:p text:style-name="P528">11.Which of the folowing stements are incorrect?</text:p>
      <text:p text:style-name="P529"><text:line-break/>a) Default constructor is called at the time of declaration of the object if a constructor has not been defined.<text:line-break/>b)Constructor can be parameterized.<text:line-break/>c)finalize() method is called when a object goes out of scope and is no longer needed.<text:line-break/>d)finalize() method<text:s/>must be declared protected.</text:p>
      <text:p text:style-name="P530"/>
      <text:p text:style-name="NoSpacing"><text:span text:style-name="T531">12. Which of these is used to access member of class before object of that class is created?</text:span></text:p>
      <text:p text:style-name="P532"><text:line-break/>a)public<text:line-break/>b)private<text:line-break/>c)static<text:line-break/>d)protected</text:p>
      <text:p text:style-name="P533"/>
      <text:p text:style-name="P534">13.Arrays in Java are implemented as?</text:p>
      <text:p text:style-name="P535"><text:line-break/>a)class<text:line-break/>b)object<text:line-break/>c)variable<text:line-break/>d)None of the mentioned</text:p>
      <text:p text:style-name="P536"/>
      <text:p text:style-name="NoSpacing"><text:span text:style-name="T537">14.A class member declared protected becomes member of subclass of which type?</text:span></text:p>
      <text:p text:style-name="P538"><text:line-break/>a)publicmember<text:line-break/>b)privatemember<text:line-break/>c)protectedmember<text:line-break/>d)static member</text:p>
      <text:p text:style-name="P539"/>
      <text:p text:style-name="NoSpacing"><text:span text:style-name="T540">15. What is the value returned by function compareTo() if the invoking string is less than the stringcompared?</text:span></text:p>
      <text:p text:style-name="P541"><text:line-break/>a)zero<text:line-break/>b)valuelessthanzero<text:line-break/>c)valuegreaterthanzero<text:line-break/>d)None of the mentioned</text:p>
      <text:p text:style-name="P542"/>
      <text:p text:style-name="NoSpacing"><text:span text:style-name="T543">16. Which of these class is used to create an object whose character sequence is mutable?</text:span></text:p>
      <text:p text:style-name="P544"><text:line-break/>a)String()<text:line-break/>b)StringBuffer()<text:line-break/>c)Bothofthementioned<text:line-break/>d)None of the mentioned</text:p>
      <text:p text:style-name="P545"/>
      <text:p text:style-name="NoSpacing"><text:span text:style-name="T546">17.Which of th</text:span><text:span text:style-name="T547">ese is an interface for control over serialization and deserialization?</text:span></text:p>
      <text:p text:style-name="P548"><text:line-break/>a)Serializable<text:line-break/>b)Externalization<text:line-break/>c)FileFilter<text:line-break/>d)ObjectInput</text:p>
      <text:p text:style-name="P549"/>
      <text:p text:style-name="P550"/>
      <text:p text:style-name="P551"/>
      <text:p text:style-name="NoSpacing"><text:span text:style-name="T552">18.Which of these class is related to all the exceptions that are explicitly thrown?</text:span></text:p>
      <text:p text:style-name="P553"><text:line-break/>a)Error<text:line-break/>b)Exception<text:line-break/>c)Throwable<text:line-break/>d)Throw</text:p>
      <text:p text:style-name="P554"/>
      <text:p text:style-name="P555">19. What is the output of this program?</text:p>
      <text:p text:style-name="P556"/>
      <text:p text:style-name="NoSpacing"><text:span text:style-name="T557">class</text:span><text:span text:style-name="T558"><text:s/>exception_handling<text:s/></text:span><text:span text:style-name="T559">{</text:span></text:p>
      <text:p text:style-name="NoSpacing"><text:span text:style-name="T560">public</text:span><text:span text:style-name="T561"><text:s/></text:span><text:span text:style-name="T562">static</text:span><text:span text:style-name="T563"><text:s/></text:span><text:span text:style-name="T564">void</text:span><text:span text:style-name="T565"><text:s/>main</text:span><text:span text:style-name="T566">(</text:span><text:span text:style-name="T567">String</text:span><text:span text:style-name="T568"><text:s/>args</text:span><text:span text:style-name="T569">[])</text:span><text:span text:style-name="T570"><text:s/></text:span><text:span text:style-name="T571">{</text:span></text:p>
      <text:p text:style-name="NoSpacing"><text:span text:style-name="T572">try</text:span><text:span text:style-name="T573"><text:s/></text:span><text:span text:style-name="T574">{</text:span></text:p>
      <text:p text:style-name="NoSpacing"><text:span text:style-name="T575">throw</text:span><text:span text:style-name="T576"><text:s/></text:span><text:span text:style-name="T577">new</text:span><text:span text:style-name="T578"><text:s/></text:span><text:span text:style-name="T579">NullPointerException</text:span><text:span text:style-name="T580"><text:s/></text:span><text:span text:style-name="T581">(</text:span><text:span text:style-name="T582">"Hello"</text:span><text:span text:style-name="T583">)</text:span><text:span text:style-name="T584">;</text:span></text:p>
      <text:p text:style-name="NoSpacing"><text:span text:style-name="T585">System</text:span><text:span text:style-name="T586">.</text:span><text:span text:style-name="T587">out</text:span><text:span text:style-name="T588">.</text:span><text:span text:style-name="T589">print</text:span><text:span text:style-name="T590">(</text:span><text:span text:style-name="T591">"A"</text:span><text:span text:style-name="T592">)</text:span><text:span text:style-name="T593">;</text:span></text:p>
      <text:p text:style-name="NoSpacing"><text:span text:style-name="T594">}</text:span></text:p>
      <text:p text:style-name="NoSpacing"><text:span text:style-name="T595">catch</text:span><text:span text:style-name="T596">(</text:span><text:span text:style-name="T597">ArithmeticException</text:span><text:span text:style-name="T598"><text:s/>e</text:span><text:span text:style-name="T599">)</text:span><text:span text:style-name="T600"><text:s/></text:span><text:span text:style-name="T601">{</text:span></text:p>
      <text:p text:style-name="NoSpacing"><text:span text:style-name="T602">System</text:span><text:span text:style-name="T603">.</text:span><text:span text:style-name="T604">out</text:span><text:span text:style-name="T605">.</text:span><text:span text:style-name="T606">print</text:span><text:span text:style-name="T607">(</text:span><text:span text:style-name="T608">"B"</text:span><text:span text:style-name="T609">)</text:span><text:span text:style-name="T610">;</text:span></text:p>
      <text:p text:style-name="NoSpacing"><text:span text:style-name="T611">}</text:span></text:p>
      <text:p text:style-name="NoSpacing"><text:span text:style-name="T612">}</text:span></text:p>
      <text:p text:style-name="P613">}</text:p>
      <text:p text:style-name="P614"/>
      <text:p text:style-name="P615">a)A<text:s text:c="5"/>b)B <text:s text:c="4"/>c)Hello <text:s text:c="4"/>d)Runtime Error</text:p>
      <text:p text:style-name="P616"/>
      <text:p text:style-name="NoSpacing"><text:span text:style-name="T617">20.Which of these method waits for the thread to treminate?</text:span></text:p>
      <text:p text:style-name="P618"><text:line-break/>a)sleep()<text:line-break/>b)isAlive()<text:line-break/>c)join()<text:line-break/>d)stop()</text:p>
      <text:p text:style-name="P619"/>
      <text:p text:style-name="P620"/>
      <text:p text:style-name="P621"/>
      <text:p text:style-name="NoSpacing"><text:span text:style-name="T622">21)Which of the following collection maintain its elements in Natural Sorted order ?</text:span><text:span text:style-name="T623"><text:s/></text:span><text:span text:style-name="T624"><text:line-break/></text:span><text:span text:style-name="T625"><text:line-break/></text:span><text:span text:style-name="T626">a. HashMap</text:span><text:span text:style-name="T627"><text:line-break/></text:span><text:span text:style-name="T628">b. TreeMap</text:span><text:span text:style-name="T629"><text:line-break/></text:span><text:span text:style-name="T630">c</text:span><text:span text:style-name="T631">. LinkedHashMap</text:span><text:span text:style-name="T632"><text:line-break/></text:span><text:span text:style-name="T633">d. LinkedMap</text:span></text:p>
      <text:p text:style-name="P634"/>
      <text:p text:style-name="P635"/>
      <text:p text:style-name="P636">22)If we try to add duplicate key to the HashMap, What will happen ?</text:p>
      <text:p text:style-name="P637"/>
      <text:p text:style-name="P638">a. It will throw an exception.</text:p>
      <text:p text:style-name="P639">b. It won't add the new Element without any exception.</text:p>
      <text:p text:style-name="P640">c. The new element will replace the existing element.</text:p>
      <text:p text:style-name="P641">d. Compiler will identify the problem and will throw an error.</text:p>
      <text:p text:style-name="P642"/>
      <text:p text:style-name="P643"/>
      <text:p text:style-name="P644"/>
      <text:p text:style-name="NoSpacing"><text:span text:style-name="T645">23) Which of the following is true ?</text:span><text:span text:style-name="T646"><text:line-break/></text:span><text:span text:style-name="T647"><text:line-break/></text:span><text:span text:style-name="T648">a. We can serialize static variables</text:span><text:span text:style-name="T649"><text:line-break/></text:span><text:span text:style-name="T650">b. We can serialize transient variables</text:span><text:span text:style-name="T651"><text:line-break/></text:span><text:span text:style-name="T652">c. We can serialize final variables</text:span><text:span text:style-name="T653"><text:line-break/></text:span><text:span text:style-name="T654">d. We can serialize instance methods</text:span></text:p>
      <text:p text:style-name="P655"/>
      <text:p text:style-name="NoSpacing"><text:span text:style-name="T656">24) Which is of<text:s/></text:span><text:span text:style-name="T657">the following is NOT TRUE for JVM ?</text:span><text:span text:style-name="T658"><text:line-break/></text:span><text:span text:style-name="T659"><text:line-break/></text:span><text:span text:style-name="T660">a. JVM reads Byte Code and generates Machine Code.</text:span><text:span text:style-name="T661"><text:line-break/></text:span><text:span text:style-name="T662">b. JVM is a virtual Machine that acts as a intermediary between Java Application and Host Operating System.</text:span><text:span text:style-name="T663"><text:line-break/></text:span><text:span text:style-name="T664">c. JVM reads Source Code and generates Byte Code.</text:span><text:span text:style-name="T665"><text:line-break/></text:span><text:span text:style-name="T666">d. JVM act</text:span><text:span text:style-name="T667">s as a translator that translates different Machine code ( on the basis of Host Machine ) for a common Byte Code.</text:span></text:p>
      <text:p text:style-name="P668"/>
      <text:p text:style-name="P669">25) What will be the output of the program?</text:p>
      <text:p text:style-name="P670">public class Foo</text:p>
      <text:p text:style-name="P671">{</text:p>
      <text:p text:style-name="P672">public static void main(String[] args)</text:p>
      <text:p text:style-name="P673">{</text:p>
      <text:p text:style-name="P674">try</text:p>
      <text:p text:style-name="P675">{</text:p>
      <text:p text:style-name="P676">return;</text:p>
      <text:p text:style-name="P677">}</text:p>
      <text:p text:style-name="P678">finally</text:p>
      <text:p text:style-name="P679">{</text:p>
      <text:p text:style-name="P680">System.out.println( "Finally" );</text:p>
      <text:p text:style-name="P681">}</text:p>
      <text:p text:style-name="P682">}</text:p>
      <text:p text:style-name="P683">}</text:p>
      <text:p text:style-name="P684"/>
      <text:p text:style-name="P685">a.Finally</text:p>
      <text:p text:style-name="P686">b.Compilation fails</text:p>
      <text:p text:style-name="P687">c.The code runs with no output</text:p>
      <text:p text:style-name="P688">d.An exception is thrown at time</text:p>
      <text:p text:style-name="P689"/>
      <text:p text:style-name="P690"/>
      <table:table table:style-name="Table691">
        <table:table-columns>
          <table:table-column table:style-name="TableColumn692"/>
        </table:table-columns>
        <table:table-row table:style-name="TableRow693">
          <table:table-cell table:style-name="TableCell694">
            <text:p text:style-name="P695">26) What will be the output of the program?</text:p>
            <text:p text:style-name="P696"/>
            <text:p text:style-name="P697">try</text:p>
            <text:p text:style-name="P698">{</text:p>
            <text:p text:style-name="P699">int x = 0;</text:p>
            <text:p text:style-name="P700">int y = 5 / x;</text:p>
            <text:p text:style-name="P701">}</text:p>
            <text:p text:style-name="P702">catch (Exception e)</text:p>
            <text:p text:style-name="P703">{</text:p>
            <text:p text:style-name="P704">System.out.println("Exception");</text:p>
            <text:p text:style-name="P705">}</text:p>
            <text:p text:style-name="P706">catch (ArithmeticException ae)</text:p>
            <text:p text:style-name="P707">{</text:p>
            <text:p text:style-name="P708">System.out.println(" Arithmetic Exception");</text:p>
            <text:p text:style-name="P709">}</text:p>
            <text:p text:style-name="P710">System.out.println("finished");</text:p>
            <text:p text:style-name="P711"/>
            <text:p text:style-name="P712">a. Finished <text:s text:c="4"/>b. Exception <text:s text:c="3"/>c. Compilation fails <text:s text:c="2"/>d. Arithmetic exception</text:p>
            <text:p text:style-name="P713"/>
            <table:table table:style-name="Table714">
              <table:table-columns>
                <table:table-column table:style-name="TableColumn715"/>
                <table:table-column table:style-name="TableColumn716"/>
              </table:table-columns>
              <table:table-row table:style-name="TableRow717">
                <table:table-cell table:style-name="TableCell718" table:number-rows-spanned="2">
                  <text:p text:style-name="P719"/>
                </table:table-cell>
                <table:table-cell table:style-name="TableCell720">
                  <text:p text:style-name="P721">27)Which is a valid<text:s/>declarations of a String?</text:p>
                  <text:p text:style-name="P722"/>
                  <text:p text:style-name="P723">a. String s1=null;</text:p>
                  <text:p text:style-name="P724">b. String s2= 'null';</text:p>
                  <text:p text:style-name="P725">c. String s3 = (String) 'abc';</text:p>
                  <text:p text:style-name="P726">d. String s4 = (String) '\ufeed'</text:p>
                </table:table-cell>
              </table:table-row>
              <table:table-row table:style-name="TableRow727">
                <table:covered-table-cell>
                  <text:p text:style-name="P728"/>
                </table:covered-table-cell>
                <table:table-cell table:style-name="TableCell729">
                  <text:p text:style-name="P730"/>
                </table:table-cell>
              </table:table-row>
            </table:table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</table:table-row>
      </table:table>
      <text:p text:style-name="NoSpacing"><text:span text:style-name="T735">28)</text:span><text:span text:style-name="T736"><text:s/>Which three are legal array declarations?</text:span></text:p>
      <text:p text:style-name="P737"/>
      <text:p text:style-name="P738">a. int [] myScores [];</text:p>
      <text:p text:style-name="P739">b. char [] myChars;</text:p>
      <text:p text:style-name="P740">c. int [6] myScores;</text:p>
      <text:p text:style-name="P741">d.<text:s/>Dog myDogs [];</text:p>
      <text:p text:style-name="P742">e. Dog myDogs [7];</text:p>
      <text:p text:style-name="P743"/>
      <text:p text:style-name="P744">29)</text:p>
      <table:table table:style-name="Table745">
        <table:table-columns>
          <table:table-column table:style-name="TableColumn746"/>
        </table:table-columns>
        <table:table-row table:style-name="TableRow747">
          <table:table-cell table:style-name="TableCell748">
            <text:p text:style-name="P749">public interface Foo</text:p>
            <text:p text:style-name="P750">{</text:p>
            <text:p text:style-name="P751">int k = 4; /* Line 3 */</text:p>
            <text:p text:style-name="P752">}</text:p>
            <text:p text:style-name="P753">Which three piece of codes are equivalent to line 3?</text:p>
            <text:p text:style-name="P754">1. final int k = 4;</text:p>
            <text:p text:style-name="P755">2. public int k = 4;</text:p>
            <text:p text:style-name="P756">3. static int k = 4;</text:p>
            <text:p text:style-name="P757">4. abstract int k = 4;</text:p>
            <text:p text:style-name="P758">5. volatile int k = 4;</text:p>
            <text:p text:style-name="P759">6.<text:s/>protected int k = 4;</text:p>
            <text:p text:style-name="P760"/>
            <text:p text:style-name="P761"/>
            <table:table table:style-name="Table762">
              <table:table-columns>
                <table:table-column table:style-name="TableColumn763"/>
              </table:table-columns>
              <table:table-row table:style-name="TableRow764">
                <table:table-cell table:style-name="TableCell765">
                  <text:p text:style-name="P766">a. <text:s/>1, 2 and 3</text:p>
                </table:table-cell>
              </table:table-row>
              <table:table-row table:style-name="TableRow767">
                <table:table-cell table:style-name="TableCell768">
                  <text:p text:style-name="P769">b. 2, 3 and 4</text:p>
                </table:table-cell>
              </table:table-row>
              <table:table-row table:style-name="TableRow770">
                <table:table-cell table:style-name="TableCell771">
                  <text:p text:style-name="P772">c. 3, 4 and 5</text:p>
                </table:table-cell>
              </table:table-row>
              <table:table-row table:style-name="TableRow773">
                <table:table-cell table:style-name="TableCell774">
                  <text:p text:style-name="P775">d. 4, 5 and 6</text:p>
                  <text:p text:style-name="P776"/>
                </table:table-cell>
              </table:table-row>
            </table:table>
            <text:p text:style-name="P777"/>
          </table:table-cell>
        </table:table-row>
        <table:table-row table:style-name="TableRow778">
          <table:table-cell table:style-name="TableCell779">
            <text:p text:style-name="P780"/>
          </table:table-cell>
        </table:table-row>
      </table:table>
      <text:p text:style-name="P781"/>
      <text:p text:style-name="P782">30)</text:p>
      <table:table table:style-name="Table783">
        <table:table-columns>
          <table:table-column table:style-name="TableColumn784"/>
        </table:table-columns>
        <table:table-row table:style-name="TableRow785">
          <table:table-cell table:style-name="TableCell786">
            <text:p text:style-name="NoSpacing"><text:span text:style-name="T787">Which class does not override the<text:s/></text:span><text:span text:style-name="T788">equals()</text:span><text:span text:style-name="T789"><text:s/>and<text:s/></text:span><text:span text:style-name="T790">hashCode()</text:span><text:span text:style-name="T791"><text:s/>methods, inheriting them directly from class Object?</text:span></text:p>
            <table:table table:style-name="Table792">
              <table:table-columns>
                <table:table-column table:style-name="TableColumn793"/>
              </table:table-columns>
              <table:table-row table:style-name="TableRow794">
                <table:table-cell table:style-name="TableCell795">
                  <text:p text:style-name="P796">a. java.lang.String</text:p>
                </table:table-cell>
              </table:table-row>
              <table:table-row table:style-name="TableRow797">
                <table:table-cell table:style-name="TableCell798">
                  <text:p text:style-name="P799">b. java.lang.Double</text:p>
                </table:table-cell>
              </table:table-row>
              <table:table-row table:style-name="TableRow800">
                <table:table-cell table:style-name="TableCell801">
                  <text:p text:style-name="P802">c.<text:s/>java.lang.StringBuffer</text:p>
                </table:table-cell>
              </table:table-row>
              <table:table-row table:style-name="TableRow803">
                <table:table-cell table:style-name="TableCell804">
                  <text:p text:style-name="P805">d. java.lang.Character</text:p>
                </table:table-cell>
              </table:table-row>
            </table:table>
            <text:p text:style-name="P806"/>
          </table:table-cell>
        </table:table-row>
        <table:table-row table:style-name="TableRow807">
          <table:table-cell table:style-name="TableCell808">
            <text:p text:style-name="P809"/>
          </table:table-cell>
        </table:table-row>
      </table:table>
      <text:p text:style-name="P8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keyword" style:display-name="keyword" style:family="text" style:parent-style-name="DefaultParagraphFont"/>
    <style:style style:name="class" style:display-name="class" style:family="text" style:parent-style-name="DefaultParagraphFont"/>
    <style:style style:name="Title1" style:display-name="Title1" style:family="text" style:parent-style-name="DefaultParagraphFont"/>
    <style:style style:name="string" style:display-name="string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x-green" style:display-name="mx-green" style:family="text" style:parent-style-name="DefaultParagraphFont"/>
    <style:style style:name="jq-hdnakqb" style:display-name="jq-hdnakqb" style:family="text" style:parent-style-name="DefaultParagraphFont"/>
    <style:style style:name="number" style:display-name="number" style:family="text" style:parent-style-name="DefaultParagraphFont"/>
    <style:style style:name="comment" style:display-name="comment" style:family="text" style:parent-style-name="DefaultParagraphFont"/>
    <style:style style:name="NoSpacing" style:display-name="No Spacing" style:family="paragraph">
      <style:text-properties style:font-name-complex="Mangal" style:font-size-complex="10.5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sk-User</meta:initial-creator>
    <dc:creator>Vilas</dc:creator>
    <meta:creation-date>2016-11-17T07:31:00Z</meta:creation-date>
    <dc:date>2016-11-17T12:12:00Z</dc:date>
    <meta:template xlink:href="Normal" xlink:type="simple"/>
    <meta:editing-cycles>11</meta:editing-cycles>
    <meta:editing-duration>PT3060S</meta:editing-duration>
    <meta:document-statistic meta:page-count="1" meta:paragraph-count="13" meta:word-count="981" meta:character-count="6562" meta:row-count="46" meta:non-whitespace-character-count="5594"/>
  </office:meta>
</office:document-meta>
</file>